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Bcast" table:style-name="ta1">
        <table:shapes>
          <draw:frame draw:z-index="0" draw:style-name="gr1" draw:text-style-name="P1" svg:width="16.009cm" svg:height="9.748cm" svg:x="2.271cm" svg:y="8.58cm">
            <draw:object draw:notify-on-update-of-ranges="ProfBcast.J25:ProfBcast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10304519" calcext:value-type="float">
            <text:p>110304519</text:p>
          </table:table-cell>
          <table:table-cell table:style-name="ce3" office:value-type="float" office:value="58670056" calcext:value-type="float">
            <text:p>58670056</text:p>
          </table:table-cell>
          <table:table-cell table:style-name="ce3" office:value-type="float" office:value="37880725" calcext:value-type="float">
            <text:p>37880725</text:p>
          </table:table-cell>
          <table:table-cell office:value-type="float" office:value="28301743" calcext:value-type="float">
            <text:p>28301743</text:p>
          </table:table-cell>
          <table:table-cell table:number-columns-repeated="2"/>
          <table:table-cell table:style-name="ce3" office:value-type="float" office:value="114725792" calcext:value-type="float">
            <text:p>114725792</text:p>
          </table:table-cell>
          <table:table-cell table:style-name="ce3" office:value-type="float" office:value="68094349" calcext:value-type="float">
            <text:p>68094349</text:p>
          </table:table-cell>
          <table:table-cell office:value-type="float" office:value="43088399" calcext:value-type="float">
            <text:p>43088399</text:p>
          </table:table-cell>
          <table:table-cell office:value-type="float" office:value="30456150" calcext:value-type="float">
            <text:p>30456150</text:p>
          </table:table-cell>
          <table:table-cell table:number-columns-repeated="2"/>
          <table:table-cell table:style-name="ce3" office:value-type="float" office:value="178311763" calcext:value-type="float">
            <text:p>178311763</text:p>
          </table:table-cell>
          <table:table-cell table:style-name="ce3" office:value-type="float" office:value="86025206" calcext:value-type="float">
            <text:p>86025206</text:p>
          </table:table-cell>
          <table:table-cell table:style-name="ce3" office:value-type="float" office:value="57060583" calcext:value-type="float">
            <text:p>57060583</text:p>
          </table:table-cell>
          <table:table-cell table:style-name="ce3" office:value-type="float" office:value="39258148" calcext:value-type="float">
            <text:p>39258148</text:p>
          </table:table-cell>
          <table:table-cell table:number-columns-repeated="2"/>
          <table:table-cell table:style-name="ce3" office:value-type="float" office:value="133992263" calcext:value-type="float">
            <text:p>133992263</text:p>
          </table:table-cell>
          <table:table-cell table:style-name="ce3" office:value-type="float" office:value="137229923" calcext:value-type="float">
            <text:p>137229923</text:p>
          </table:table-cell>
          <table:table-cell table:style-name="ce3" office:value-type="float" office:value="51048142" calcext:value-type="float">
            <text:p>51048142</text:p>
          </table:table-cell>
          <table:table-cell table:style-name="ce3" office:value-type="float" office:value="37653470" calcext:value-type="float">
            <text:p>37653470</text:p>
          </table:table-cell>
        </table:table-row>
        <table:table-row table:style-name="ro1">
          <table:table-cell/>
          <table:table-cell table:style-name="ce3" office:value-type="float" office:value="113842281" calcext:value-type="float">
            <text:p>113842281</text:p>
          </table:table-cell>
          <table:table-cell table:style-name="ce3" office:value-type="float" office:value="57203163" calcext:value-type="float">
            <text:p>57203163</text:p>
          </table:table-cell>
          <table:table-cell table:style-name="ce3" office:value-type="float" office:value="37657503" calcext:value-type="float">
            <text:p>37657503</text:p>
          </table:table-cell>
          <table:table-cell office:value-type="float" office:value="24695465" calcext:value-type="float">
            <text:p>24695465</text:p>
          </table:table-cell>
          <table:table-cell table:number-columns-repeated="2"/>
          <table:table-cell table:style-name="ce3" office:value-type="float" office:value="104304364" calcext:value-type="float">
            <text:p>104304364</text:p>
          </table:table-cell>
          <table:table-cell table:style-name="ce3" office:value-type="float" office:value="60936389" calcext:value-type="float">
            <text:p>60936389</text:p>
          </table:table-cell>
          <table:table-cell office:value-type="float" office:value="44070017" calcext:value-type="float">
            <text:p>44070017</text:p>
          </table:table-cell>
          <table:table-cell office:value-type="float" office:value="30669284" calcext:value-type="float">
            <text:p>30669284</text:p>
          </table:table-cell>
          <table:table-cell table:number-columns-repeated="2"/>
          <table:table-cell table:style-name="ce3" office:value-type="float" office:value="158855477" calcext:value-type="float">
            <text:p>158855477</text:p>
          </table:table-cell>
          <table:table-cell table:style-name="ce3" office:value-type="float" office:value="76800793" calcext:value-type="float">
            <text:p>76800793</text:p>
          </table:table-cell>
          <table:table-cell table:style-name="ce3" office:value-type="float" office:value="59075590" calcext:value-type="float">
            <text:p>59075590</text:p>
          </table:table-cell>
          <table:table-cell table:style-name="ce3" office:value-type="float" office:value="37095241" calcext:value-type="float">
            <text:p>37095241</text:p>
          </table:table-cell>
          <table:table-cell table:number-columns-repeated="2"/>
          <table:table-cell table:style-name="ce3" office:value-type="float" office:value="119309260" calcext:value-type="float">
            <text:p>119309260</text:p>
          </table:table-cell>
          <table:table-cell table:style-name="ce3" office:value-type="float" office:value="128292047" calcext:value-type="float">
            <text:p>128292047</text:p>
          </table:table-cell>
          <table:table-cell table:style-name="ce3" office:value-type="float" office:value="56137312" calcext:value-type="float">
            <text:p>56137312</text:p>
          </table:table-cell>
          <table:table-cell table:style-name="ce3" office:value-type="float" office:value="42211630" calcext:value-type="float">
            <text:p>42211630</text:p>
          </table:table-cell>
        </table:table-row>
        <table:table-row table:style-name="ro1">
          <table:table-cell/>
          <table:table-cell table:style-name="ce3" office:value-type="float" office:value="110258898" calcext:value-type="float">
            <text:p>110258898</text:p>
          </table:table-cell>
          <table:table-cell table:style-name="ce3" office:value-type="float" office:value="60853644" calcext:value-type="float">
            <text:p>60853644</text:p>
          </table:table-cell>
          <table:table-cell table:style-name="ce3" office:value-type="float" office:value="39457649" calcext:value-type="float">
            <text:p>39457649</text:p>
          </table:table-cell>
          <table:table-cell office:value-type="float" office:value="22778088" calcext:value-type="float">
            <text:p>22778088</text:p>
          </table:table-cell>
          <table:table-cell table:number-columns-repeated="2"/>
          <table:table-cell table:style-name="ce3" office:value-type="float" office:value="112528700" calcext:value-type="float">
            <text:p>112528700</text:p>
          </table:table-cell>
          <table:table-cell table:style-name="ce3" office:value-type="float" office:value="69544644" calcext:value-type="float">
            <text:p>69544644</text:p>
          </table:table-cell>
          <table:table-cell office:value-type="float" office:value="43404414" calcext:value-type="float">
            <text:p>43404414</text:p>
          </table:table-cell>
          <table:table-cell office:value-type="float" office:value="28700981" calcext:value-type="float">
            <text:p>28700981</text:p>
          </table:table-cell>
          <table:table-cell table:number-columns-repeated="2"/>
          <table:table-cell table:style-name="ce3" office:value-type="float" office:value="128848376" calcext:value-type="float">
            <text:p>128848376</text:p>
          </table:table-cell>
          <table:table-cell table:style-name="ce3" office:value-type="float" office:value="76873320" calcext:value-type="float">
            <text:p>76873320</text:p>
          </table:table-cell>
          <table:table-cell table:style-name="ce3" office:value-type="float" office:value="63216866" calcext:value-type="float">
            <text:p>63216866</text:p>
          </table:table-cell>
          <table:table-cell table:style-name="ce3" office:value-type="float" office:value="29955967" calcext:value-type="float">
            <text:p>29955967</text:p>
          </table:table-cell>
          <table:table-cell table:number-columns-repeated="2"/>
          <table:table-cell table:style-name="ce3" office:value-type="float" office:value="131560425" calcext:value-type="float">
            <text:p>131560425</text:p>
          </table:table-cell>
          <table:table-cell table:style-name="ce3" office:value-type="float" office:value="128071904" calcext:value-type="float">
            <text:p>128071904</text:p>
          </table:table-cell>
          <table:table-cell table:style-name="ce3" office:value-type="float" office:value="60185607" calcext:value-type="float">
            <text:p>60185607</text:p>
          </table:table-cell>
          <table:table-cell table:style-name="ce3" office:value-type="float" office:value="40737621" calcext:value-type="float">
            <text:p>40737621</text:p>
          </table:table-cell>
        </table:table-row>
        <table:table-row table:style-name="ro1">
          <table:table-cell/>
          <table:table-cell table:style-name="ce3" office:value-type="float" office:value="114128805" calcext:value-type="float">
            <text:p>114128805</text:p>
          </table:table-cell>
          <table:table-cell table:style-name="ce3" office:value-type="float" office:value="65150998" calcext:value-type="float">
            <text:p>65150998</text:p>
          </table:table-cell>
          <table:table-cell table:style-name="ce3" office:value-type="float" office:value="40773809" calcext:value-type="float">
            <text:p>40773809</text:p>
          </table:table-cell>
          <table:table-cell office:value-type="float" office:value="27715115" calcext:value-type="float">
            <text:p>27715115</text:p>
          </table:table-cell>
          <table:table-cell table:number-columns-repeated="2"/>
          <table:table-cell table:style-name="ce3" office:value-type="float" office:value="124812256" calcext:value-type="float">
            <text:p>124812256</text:p>
          </table:table-cell>
          <table:table-cell table:style-name="ce3" office:value-type="float" office:value="62756927" calcext:value-type="float">
            <text:p>62756927</text:p>
          </table:table-cell>
          <table:table-cell office:value-type="float" office:value="42884817" calcext:value-type="float">
            <text:p>42884817</text:p>
          </table:table-cell>
          <table:table-cell office:value-type="float" office:value="31258453" calcext:value-type="float">
            <text:p>31258453</text:p>
          </table:table-cell>
          <table:table-cell table:number-columns-repeated="2"/>
          <table:table-cell table:style-name="ce3" office:value-type="float" office:value="157479572" calcext:value-type="float">
            <text:p>157479572</text:p>
          </table:table-cell>
          <table:table-cell table:style-name="ce3" office:value-type="float" office:value="72076332" calcext:value-type="float">
            <text:p>72076332</text:p>
          </table:table-cell>
          <table:table-cell table:style-name="ce3" office:value-type="float" office:value="58270529" calcext:value-type="float">
            <text:p>58270529</text:p>
          </table:table-cell>
          <table:table-cell table:style-name="ce3" office:value-type="float" office:value="38347695" calcext:value-type="float">
            <text:p>38347695</text:p>
          </table:table-cell>
          <table:table-cell table:number-columns-repeated="2"/>
          <table:table-cell table:style-name="ce3" office:value-type="float" office:value="119614695" calcext:value-type="float">
            <text:p>119614695</text:p>
          </table:table-cell>
          <table:table-cell table:style-name="ce3" office:value-type="float" office:value="141075194" calcext:value-type="float">
            <text:p>141075194</text:p>
          </table:table-cell>
          <table:table-cell table:style-name="ce3" office:value-type="float" office:value="60887761" calcext:value-type="float">
            <text:p>60887761</text:p>
          </table:table-cell>
          <table:table-cell table:style-name="ce3" office:value-type="float" office:value="40858499" calcext:value-type="float">
            <text:p>40858499</text:p>
          </table:table-cell>
        </table:table-row>
        <table:table-row table:style-name="ro1">
          <table:table-cell/>
          <table:table-cell table:style-name="ce3" office:value-type="float" office:value="110533423" calcext:value-type="float">
            <text:p>110533423</text:p>
          </table:table-cell>
          <table:table-cell table:style-name="ce3" office:value-type="float" office:value="62036236" calcext:value-type="float">
            <text:p>62036236</text:p>
          </table:table-cell>
          <table:table-cell table:style-name="ce3" office:value-type="float" office:value="37325953" calcext:value-type="float">
            <text:p>37325953</text:p>
          </table:table-cell>
          <table:table-cell office:value-type="float" office:value="22350331" calcext:value-type="float">
            <text:p>22350331</text:p>
          </table:table-cell>
          <table:table-cell table:number-columns-repeated="2"/>
          <table:table-cell table:style-name="ce3" office:value-type="float" office:value="129008468" calcext:value-type="float">
            <text:p>129008468</text:p>
          </table:table-cell>
          <table:table-cell table:style-name="ce3" office:value-type="float" office:value="70303141" calcext:value-type="float">
            <text:p>70303141</text:p>
          </table:table-cell>
          <table:table-cell office:value-type="float" office:value="43487381" calcext:value-type="float">
            <text:p>43487381</text:p>
          </table:table-cell>
          <table:table-cell office:value-type="float" office:value="31294545" calcext:value-type="float">
            <text:p>31294545</text:p>
          </table:table-cell>
          <table:table-cell table:number-columns-repeated="2"/>
          <table:table-cell table:style-name="ce3" office:value-type="float" office:value="162079899" calcext:value-type="float">
            <text:p>162079899</text:p>
          </table:table-cell>
          <table:table-cell table:style-name="ce3" office:value-type="float" office:value="88730867" calcext:value-type="float">
            <text:p>88730867</text:p>
          </table:table-cell>
          <table:table-cell table:style-name="ce3" office:value-type="float" office:value="57938766" calcext:value-type="float">
            <text:p>57938766</text:p>
          </table:table-cell>
          <table:table-cell table:style-name="ce3" office:value-type="float" office:value="41347411" calcext:value-type="float">
            <text:p>41347411</text:p>
          </table:table-cell>
          <table:table-cell table:number-columns-repeated="2"/>
          <table:table-cell table:style-name="ce3" office:value-type="float" office:value="115846326" calcext:value-type="float">
            <text:p>115846326</text:p>
          </table:table-cell>
          <table:table-cell table:style-name="ce3" office:value-type="float" office:value="127737716" calcext:value-type="float">
            <text:p>127737716</text:p>
          </table:table-cell>
          <table:table-cell table:style-name="ce3" office:value-type="float" office:value="58928464" calcext:value-type="float">
            <text:p>58928464</text:p>
          </table:table-cell>
          <table:table-cell table:style-name="ce3" office:value-type="float" office:value="45570444" calcext:value-type="float">
            <text:p>45570444</text:p>
          </table:table-cell>
        </table:table-row>
        <table:table-row table:style-name="ro1">
          <table:table-cell/>
          <table:table-cell table:style-name="ce3" office:value-type="float" office:value="118405179" calcext:value-type="float">
            <text:p>118405179</text:p>
          </table:table-cell>
          <table:table-cell table:style-name="ce3" office:value-type="float" office:value="62504133" calcext:value-type="float">
            <text:p>62504133</text:p>
          </table:table-cell>
          <table:table-cell table:style-name="ce3" office:value-type="float" office:value="38617624" calcext:value-type="float">
            <text:p>38617624</text:p>
          </table:table-cell>
          <table:table-cell office:value-type="float" office:value="22402720" calcext:value-type="float">
            <text:p>22402720</text:p>
          </table:table-cell>
          <table:table-cell table:number-columns-repeated="2"/>
          <table:table-cell table:style-name="ce3" office:value-type="float" office:value="120971502" calcext:value-type="float">
            <text:p>120971502</text:p>
          </table:table-cell>
          <table:table-cell table:style-name="ce3" office:value-type="float" office:value="61374642" calcext:value-type="float">
            <text:p>61374642</text:p>
          </table:table-cell>
          <table:table-cell office:value-type="float" office:value="46832241" calcext:value-type="float">
            <text:p>46832241</text:p>
          </table:table-cell>
          <table:table-cell office:value-type="float" office:value="30605658" calcext:value-type="float">
            <text:p>30605658</text:p>
          </table:table-cell>
          <table:table-cell table:number-columns-repeated="2"/>
          <table:table-cell table:style-name="ce3" office:value-type="float" office:value="123198432" calcext:value-type="float">
            <text:p>123198432</text:p>
          </table:table-cell>
          <table:table-cell table:style-name="ce3" office:value-type="float" office:value="94586432" calcext:value-type="float">
            <text:p>94586432</text:p>
          </table:table-cell>
          <table:table-cell table:style-name="ce3" office:value-type="float" office:value="63495368" calcext:value-type="float">
            <text:p>63495368</text:p>
          </table:table-cell>
          <table:table-cell table:style-name="ce3" office:value-type="float" office:value="39435426" calcext:value-type="float">
            <text:p>39435426</text:p>
          </table:table-cell>
          <table:table-cell table:number-columns-repeated="2"/>
          <table:table-cell table:style-name="ce3" office:value-type="float" office:value="110398346" calcext:value-type="float">
            <text:p>110398346</text:p>
          </table:table-cell>
          <table:table-cell table:style-name="ce3" office:value-type="float" office:value="143874470" calcext:value-type="float">
            <text:p>143874470</text:p>
          </table:table-cell>
          <table:table-cell table:style-name="ce3" office:value-type="float" office:value="63317852" calcext:value-type="float">
            <text:p>63317852</text:p>
          </table:table-cell>
          <table:table-cell table:style-name="ce3" office:value-type="float" office:value="46635405" calcext:value-type="float">
            <text:p>46635405</text:p>
          </table:table-cell>
        </table:table-row>
        <table:table-row table:style-name="ro1">
          <table:table-cell/>
          <table:table-cell table:style-name="ce3" office:value-type="float" office:value="112896437" calcext:value-type="float">
            <text:p>112896437</text:p>
          </table:table-cell>
          <table:table-cell table:style-name="ce3" office:value-type="float" office:value="62960191" calcext:value-type="float">
            <text:p>62960191</text:p>
          </table:table-cell>
          <table:table-cell table:style-name="ce3" office:value-type="float" office:value="38273408" calcext:value-type="float">
            <text:p>38273408</text:p>
          </table:table-cell>
          <table:table-cell office:value-type="float" office:value="25967750" calcext:value-type="float">
            <text:p>25967750</text:p>
          </table:table-cell>
          <table:table-cell table:number-columns-repeated="2"/>
          <table:table-cell table:style-name="ce3" office:value-type="float" office:value="113450638" calcext:value-type="float">
            <text:p>113450638</text:p>
          </table:table-cell>
          <table:table-cell table:style-name="ce3" office:value-type="float" office:value="63482173" calcext:value-type="float">
            <text:p>63482173</text:p>
          </table:table-cell>
          <table:table-cell office:value-type="float" office:value="41551301" calcext:value-type="float">
            <text:p>41551301</text:p>
          </table:table-cell>
          <table:table-cell office:value-type="float" office:value="37864712" calcext:value-type="float">
            <text:p>37864712</text:p>
          </table:table-cell>
          <table:table-cell table:number-columns-repeated="2"/>
          <table:table-cell table:style-name="ce3" office:value-type="float" office:value="158652345" calcext:value-type="float">
            <text:p>158652345</text:p>
          </table:table-cell>
          <table:table-cell table:style-name="ce3" office:value-type="float" office:value="90782132" calcext:value-type="float">
            <text:p>90782132</text:p>
          </table:table-cell>
          <table:table-cell table:style-name="ce3" office:value-type="float" office:value="52626728" calcext:value-type="float">
            <text:p>52626728</text:p>
          </table:table-cell>
          <table:table-cell table:style-name="ce3" office:value-type="float" office:value="35942823" calcext:value-type="float">
            <text:p>35942823</text:p>
          </table:table-cell>
          <table:table-cell table:number-columns-repeated="2"/>
          <table:table-cell table:style-name="ce3" office:value-type="float" office:value="127275076" calcext:value-type="float">
            <text:p>127275076</text:p>
          </table:table-cell>
          <table:table-cell table:style-name="ce3" office:value-type="float" office:value="138753742" calcext:value-type="float">
            <text:p>138753742</text:p>
          </table:table-cell>
          <table:table-cell table:style-name="ce3" office:value-type="float" office:value="52946510" calcext:value-type="float">
            <text:p>52946510</text:p>
          </table:table-cell>
          <table:table-cell table:style-name="ce3" office:value-type="float" office:value="38468450" calcext:value-type="float">
            <text:p>38468450</text:p>
          </table:table-cell>
        </table:table-row>
        <table:table-row table:style-name="ro1">
          <table:table-cell/>
          <table:table-cell table:style-name="ce3" office:value-type="float" office:value="116547408" calcext:value-type="float">
            <text:p>116547408</text:p>
          </table:table-cell>
          <table:table-cell table:style-name="ce3" office:value-type="float" office:value="65049784" calcext:value-type="float">
            <text:p>65049784</text:p>
          </table:table-cell>
          <table:table-cell table:style-name="ce3" office:value-type="float" office:value="35092528" calcext:value-type="float">
            <text:p>35092528</text:p>
          </table:table-cell>
          <table:table-cell office:value-type="float" office:value="27872325" calcext:value-type="float">
            <text:p>27872325</text:p>
          </table:table-cell>
          <table:table-cell table:number-columns-repeated="2"/>
          <table:table-cell table:style-name="ce3" office:value-type="float" office:value="120749614" calcext:value-type="float">
            <text:p>120749614</text:p>
          </table:table-cell>
          <table:table-cell table:style-name="ce3" office:value-type="float" office:value="69651013" calcext:value-type="float">
            <text:p>69651013</text:p>
          </table:table-cell>
          <table:table-cell office:value-type="float" office:value="45635205" calcext:value-type="float">
            <text:p>45635205</text:p>
          </table:table-cell>
          <table:table-cell office:value-type="float" office:value="31541144" calcext:value-type="float">
            <text:p>31541144</text:p>
          </table:table-cell>
          <table:table-cell table:number-columns-repeated="2"/>
          <table:table-cell table:style-name="ce3" office:value-type="float" office:value="135226482" calcext:value-type="float">
            <text:p>135226482</text:p>
          </table:table-cell>
          <table:table-cell table:style-name="ce3" office:value-type="float" office:value="81333520" calcext:value-type="float">
            <text:p>81333520</text:p>
          </table:table-cell>
          <table:table-cell table:style-name="ce3" office:value-type="float" office:value="58475941" calcext:value-type="float">
            <text:p>58475941</text:p>
          </table:table-cell>
          <table:table-cell table:style-name="ce3" office:value-type="float" office:value="38662276" calcext:value-type="float">
            <text:p>38662276</text:p>
          </table:table-cell>
          <table:table-cell table:number-columns-repeated="2"/>
          <table:table-cell table:style-name="ce3" office:value-type="float" office:value="151922956" calcext:value-type="float">
            <text:p>151922956</text:p>
          </table:table-cell>
          <table:table-cell table:style-name="ce3" office:value-type="float" office:value="139417668" calcext:value-type="float">
            <text:p>139417668</text:p>
          </table:table-cell>
          <table:table-cell table:style-name="ce3" office:value-type="float" office:value="60262389" calcext:value-type="float">
            <text:p>60262389</text:p>
          </table:table-cell>
          <table:table-cell table:style-name="ce3" office:value-type="float" office:value="36297177" calcext:value-type="float">
            <text:p>36297177</text:p>
          </table:table-cell>
        </table:table-row>
        <table:table-row table:style-name="ro1">
          <table:table-cell/>
          <table:table-cell table:style-name="ce3" office:value-type="float" office:value="108824570" calcext:value-type="float">
            <text:p>108824570</text:p>
          </table:table-cell>
          <table:table-cell table:style-name="ce3" office:value-type="float" office:value="63708929" calcext:value-type="float">
            <text:p>63708929</text:p>
          </table:table-cell>
          <table:table-cell table:style-name="ce3" office:value-type="float" office:value="36665150" calcext:value-type="float">
            <text:p>36665150</text:p>
          </table:table-cell>
          <table:table-cell office:value-type="float" office:value="25874342" calcext:value-type="float">
            <text:p>25874342</text:p>
          </table:table-cell>
          <table:table-cell table:number-columns-repeated="2"/>
          <table:table-cell table:style-name="ce3" office:value-type="float" office:value="132036621" calcext:value-type="float">
            <text:p>132036621</text:p>
          </table:table-cell>
          <table:table-cell table:style-name="ce3" office:value-type="float" office:value="63232154" calcext:value-type="float">
            <text:p>63232154</text:p>
          </table:table-cell>
          <table:table-cell office:value-type="float" office:value="45809582" calcext:value-type="float">
            <text:p>45809582</text:p>
          </table:table-cell>
          <table:table-cell office:value-type="float" office:value="31453550" calcext:value-type="float">
            <text:p>31453550</text:p>
          </table:table-cell>
          <table:table-cell table:number-columns-repeated="2"/>
          <table:table-cell table:style-name="ce3" office:value-type="float" office:value="138713409" calcext:value-type="float">
            <text:p>138713409</text:p>
          </table:table-cell>
          <table:table-cell table:style-name="ce3" office:value-type="float" office:value="83692401" calcext:value-type="float">
            <text:p>83692401</text:p>
          </table:table-cell>
          <table:table-cell table:style-name="ce3" office:value-type="float" office:value="51758916" calcext:value-type="float">
            <text:p>51758916</text:p>
          </table:table-cell>
          <table:table-cell table:style-name="ce3" office:value-type="float" office:value="35410593" calcext:value-type="float">
            <text:p>35410593</text:p>
          </table:table-cell>
          <table:table-cell table:number-columns-repeated="2"/>
          <table:table-cell table:style-name="ce3" office:value-type="float" office:value="114415827" calcext:value-type="float">
            <text:p>114415827</text:p>
          </table:table-cell>
          <table:table-cell table:style-name="ce3" office:value-type="float" office:value="124236544" calcext:value-type="float">
            <text:p>124236544</text:p>
          </table:table-cell>
          <table:table-cell table:style-name="ce3" office:value-type="float" office:value="61519764" calcext:value-type="float">
            <text:p>61519764</text:p>
          </table:table-cell>
          <table:table-cell table:style-name="ce3" office:value-type="float" office:value="42207173" calcext:value-type="float">
            <text:p>42207173</text:p>
          </table:table-cell>
        </table:table-row>
        <table:table-row table:style-name="ro1">
          <table:table-cell/>
          <table:table-cell table:style-name="ce3" office:value-type="float" office:value="112962995" calcext:value-type="float">
            <text:p>112962995</text:p>
          </table:table-cell>
          <table:table-cell table:style-name="ce3" office:value-type="float" office:value="59517015" calcext:value-type="float">
            <text:p>59517015</text:p>
          </table:table-cell>
          <table:table-cell table:style-name="ce3" office:value-type="float" office:value="37160920" calcext:value-type="float">
            <text:p>37160920</text:p>
          </table:table-cell>
          <table:table-cell office:value-type="float" office:value="24017282" calcext:value-type="float">
            <text:p>24017282</text:p>
          </table:table-cell>
          <table:table-cell table:number-columns-repeated="2"/>
          <table:table-cell table:style-name="ce3" office:value-type="float" office:value="123290930" calcext:value-type="float">
            <text:p>123290930</text:p>
          </table:table-cell>
          <table:table-cell table:style-name="ce3" office:value-type="float" office:value="69776583" calcext:value-type="float">
            <text:p>69776583</text:p>
          </table:table-cell>
          <table:table-cell office:value-type="float" office:value="44829742" calcext:value-type="float">
            <text:p>44829742</text:p>
          </table:table-cell>
          <table:table-cell office:value-type="float" office:value="30665841" calcext:value-type="float">
            <text:p>30665841</text:p>
          </table:table-cell>
          <table:table-cell table:number-columns-repeated="2"/>
          <table:table-cell table:style-name="ce3" office:value-type="float" office:value="160595594" calcext:value-type="float">
            <text:p>160595594</text:p>
          </table:table-cell>
          <table:table-cell table:style-name="ce3" office:value-type="float" office:value="80265543" calcext:value-type="float">
            <text:p>80265543</text:p>
          </table:table-cell>
          <table:table-cell table:style-name="ce3" office:value-type="float" office:value="47144301" calcext:value-type="float">
            <text:p>47144301</text:p>
          </table:table-cell>
          <table:table-cell table:style-name="ce3" office:value-type="float" office:value="38864898" calcext:value-type="float">
            <text:p>38864898</text:p>
          </table:table-cell>
          <table:table-cell table:number-columns-repeated="2"/>
          <table:table-cell table:style-name="ce3" office:value-type="float" office:value="110837316" calcext:value-type="float">
            <text:p>110837316</text:p>
          </table:table-cell>
          <table:table-cell table:style-name="ce3" office:value-type="float" office:value="139506021" calcext:value-type="float">
            <text:p>139506021</text:p>
          </table:table-cell>
          <table:table-cell table:style-name="ce3" office:value-type="float" office:value="94484377" calcext:value-type="float">
            <text:p>94484377</text:p>
          </table:table-cell>
          <table:table-cell table:style-name="ce3" office:value-type="float" office:value="40284218" calcext:value-type="float">
            <text:p>4028421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10882457" calcext:value-type="float">
            <text:p>0.00010882457</text:p>
          </table:table-cell>
          <table:table-cell table:style-name="ce4" table:formula="of:=MIN([.C4:.C13])/(1000*1000*1000)/[.L20]" office:value-type="float" office:value="0.000114406326" calcext:value-type="float">
            <text:p>0.000114406326</text:p>
          </table:table-cell>
          <table:table-cell table:style-name="ce4" table:formula="of:=MIN([.D4:.D13])/(1000*1000*1000)/[.M20]" office:value-type="float" office:value="0.000140370112" calcext:value-type="float">
            <text:p>0.000140370112</text:p>
          </table:table-cell>
          <table:table-cell table:style-name="ce4" table:formula="of:=MIN([.E4:.E13])/(1000*1000*1000)/[.N20]" office:value-type="float" office:value="0.000178802648" calcext:value-type="float">
            <text:p>0.00017880264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04304364" calcext:value-type="float">
            <text:p>0.000104304364</text:p>
          </table:table-cell>
          <table:table-cell table:style-name="ce4" table:formula="of:=MIN([.I4:.I13])/(1000*1000*1000)/[.L20]" office:value-type="float" office:value="0.000121872778" calcext:value-type="float">
            <text:p>0.000121872778</text:p>
          </table:table-cell>
          <table:table-cell table:style-name="ce4" table:formula="of:=MIN([.J4:.J13])/(1000*1000*1000)/[.M20]" office:value-type="float" office:value="0.000166205204" calcext:value-type="float">
            <text:p>0.000166205204</text:p>
          </table:table-cell>
          <table:table-cell table:style-name="ce4" table:formula="of:=MIN([.K4:.K13])/(1000*1000*1000)/[.N20]" office:value-type="float" office:value="0.000229607848" calcext:value-type="float">
            <text:p>0.00022960784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23198432" calcext:value-type="float">
            <text:p>0.000123198432</text:p>
          </table:table-cell>
          <table:table-cell table:style-name="ce4" table:formula="of:=MIN([.O4:.O13])/(1000*1000*1000)/[.L20]" office:value-type="float" office:value="0.000144152664" calcext:value-type="float">
            <text:p>0.000144152664</text:p>
          </table:table-cell>
          <table:table-cell table:style-name="ce4" table:formula="of:=MIN([.P4:.P13])/(1000*1000*1000)/[.M20]" office:value-type="float" office:value="0.000188577204" calcext:value-type="float">
            <text:p>0.000188577204</text:p>
          </table:table-cell>
          <table:table-cell table:style-name="ce4" table:formula="of:=MIN([.Q4:.Q13])/(1000*1000*1000)/[.N20]" office:value-type="float" office:value="0.000239647736" calcext:value-type="float">
            <text:p>0.00023964773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110398346" calcext:value-type="float">
            <text:p>0.000110398346</text:p>
          </table:table-cell>
          <table:table-cell table:style-name="ce4" table:formula="of:=MIN([.U4:.U13])/(1000*1000*1000)/[.L20]" office:value-type="float" office:value="0.000248473088" calcext:value-type="float">
            <text:p>0.000248473088</text:p>
          </table:table-cell>
          <table:table-cell table:style-name="ce4" table:formula="of:=MIN([.V4:.V13])/(1000*1000*1000)/[.M20]" office:value-type="float" office:value="0.000204192568" calcext:value-type="float">
            <text:p>0.000204192568</text:p>
          </table:table-cell>
          <table:table-cell table:style-name="ce4" table:formula="of:=MIN([.W4:.W13])/(1000*1000*1000)/[.N20]" office:value-type="float" office:value="0.000290377416" calcext:value-type="float">
            <text:p>0.000290377416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108.82457" calcext:value-type="float">
            <text:p>108.82457</text:p>
          </table:table-cell>
          <table:table-cell table:style-name="ce4" table:formula="of:=( MIN([.C4:.C13])/1000 ) /[.L$20]" office:value-type="float" office:value="114.406326" calcext:value-type="float">
            <text:p>114.406326</text:p>
          </table:table-cell>
          <table:table-cell table:style-name="ce4" table:formula="of:=( MIN([.D4:.D13])/1000 ) /[.M$20]" office:value-type="float" office:value="140.370112" calcext:value-type="float">
            <text:p>140.370112</text:p>
          </table:table-cell>
          <table:table-cell table:style-name="ce4" table:formula="of:=( MIN([.E4:.E13])/1000 ) /[.N$20]" office:value-type="float" office:value="178.802648" calcext:value-type="float">
            <text:p>178.80264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04.304364" calcext:value-type="float">
            <text:p>104.304364</text:p>
          </table:table-cell>
          <table:table-cell table:style-name="ce4" table:formula="of:=( MIN([.I4:.I13])/1000 ) / [.L$20]" office:value-type="float" office:value="121.872778" calcext:value-type="float">
            <text:p>121.872778</text:p>
          </table:table-cell>
          <table:table-cell table:style-name="ce4" table:formula="of:=( MIN([.J4:.J13])/1000 ) / [.M$20]" office:value-type="float" office:value="166.205204" calcext:value-type="float">
            <text:p>166.205204</text:p>
          </table:table-cell>
          <table:table-cell table:style-name="ce4" table:formula="of:=( MIN([.K4:.K13])/1000 ) / [.N$20]" office:value-type="float" office:value="229.607848" calcext:value-type="float">
            <text:p>229.60784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23.198432" calcext:value-type="float">
            <text:p>123.198432</text:p>
          </table:table-cell>
          <table:table-cell table:style-name="ce4" table:formula="of:=( MIN([.O4:.O13])/1000 ) / [.L$20]" office:value-type="float" office:value="144.152664" calcext:value-type="float">
            <text:p>144.152664</text:p>
          </table:table-cell>
          <table:table-cell table:style-name="ce4" table:formula="of:=( MIN([.P4:.P13])/1000 ) / [.M$20]" office:value-type="float" office:value="188.577204" calcext:value-type="float">
            <text:p>188.577204</text:p>
          </table:table-cell>
          <table:table-cell table:style-name="ce4" table:formula="of:=( MIN([.Q4:.Q13])/1000 ) / [.N$20]" office:value-type="float" office:value="239.647736" calcext:value-type="float">
            <text:p>239.64773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110.398346" calcext:value-type="float">
            <text:p>110.398346</text:p>
          </table:table-cell>
          <table:table-cell table:style-name="ce4" table:formula="of:=(MIN([.U4:.U13])/1000 ) / [.L$20]" office:value-type="float" office:value="248.473088" calcext:value-type="float">
            <text:p>248.473088</text:p>
          </table:table-cell>
          <table:table-cell table:style-name="ce4" table:formula="of:=(MIN([.V4:.V13])/1000 ) / [.M$20]" office:value-type="float" office:value="204.192568" calcext:value-type="float">
            <text:p>204.192568</text:p>
          </table:table-cell>
          <table:table-cell table:style-name="ce4" table:formula="of:=(MIN([.W4:.W13])/1000 ) / [.N$20]" office:value-type="float" office:value="290.377416" calcext:value-type="float">
            <text:p>290.377416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MPIBcast.B17]" office:value-type="float" office:value="1.02631192181842" calcext:value-type="float">
            <text:p>1,02631192181842</text:p>
          </table:table-cell>
          <table:table-cell table:style-name="ce15" table:formula="of:=[.C17]/[$MPIBcast.C17]" office:value-type="float" office:value="0.838274736064669" calcext:value-type="float">
            <text:p>0,838274736064669</text:p>
          </table:table-cell>
          <table:table-cell table:style-name="ce15" table:formula="of:=[.D17]/[$MPIBcast.D17]" office:value-type="float" office:value="0.963263967494804" calcext:value-type="float">
            <text:p>0,963263967494804</text:p>
          </table:table-cell>
          <table:table-cell table:style-name="ce15" table:formula="of:=[.E17]/[$MPIBcast.E17]" office:value-type="float" office:value="0.897511308274225" calcext:value-type="float">
            <text:p>0,897511308274225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MPIBcast.H17]" office:value-type="float" office:value="0.792425880321348" calcext:value-type="float">
            <text:p>0,792425880321348</text:p>
          </table:table-cell>
          <table:table-cell table:style-name="ce15" table:formula="of:=[.I17]/[$MPIBcast.I17]" office:value-type="float" office:value="0.740046432346439" calcext:value-type="float">
            <text:p>0,740046432346439</text:p>
          </table:table-cell>
          <table:table-cell table:style-name="ce15" table:formula="of:=[.J17]/[$MPIBcast.J17]" office:value-type="float" office:value="1.08161251480468" calcext:value-type="float">
            <text:p>1,08161251480468</text:p>
          </table:table-cell>
          <table:table-cell table:style-name="ce15" table:formula="of:=[.K17]/[$MPIBcast.K17]" office:value-type="float" office:value="1.14819002031347" calcext:value-type="float">
            <text:p>1,14819002031347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MPIBcast.N17]" office:value-type="float" office:value="0.99834882186168" calcext:value-type="float">
            <text:p>0,99834882186168</text:p>
          </table:table-cell>
          <table:table-cell table:style-name="ce15" table:formula="of:=[.O17]/[$MPIBcast.O17]" office:value-type="float" office:value="0.911414476734848" calcext:value-type="float">
            <text:p>0,911414476734848</text:p>
          </table:table-cell>
          <table:table-cell table:style-name="ce15" table:formula="of:=[.P17]/[$MPIBcast.P17]" office:value-type="float" office:value="0.75379437847329" calcext:value-type="float">
            <text:p>0,75379437847329</text:p>
          </table:table-cell>
          <table:table-cell table:style-name="ce15" table:formula="of:=[.Q17]/[$MPIBcast.Q17]" office:value-type="float" office:value="0.742280648157718" calcext:value-type="float">
            <text:p>0,742280648157718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MPIBcast.T17]" office:value-type="float" office:value="0.416769793253679" calcext:value-type="float">
            <text:p>0,416769793253679</text:p>
          </table:table-cell>
          <table:table-cell table:style-name="ce15" table:formula="of:=[.U17]/[$MPIBcast.U17]" office:value-type="float" office:value="0.723454700369762" calcext:value-type="float">
            <text:p>0,723454700369762</text:p>
          </table:table-cell>
          <table:table-cell table:style-name="ce15" table:formula="of:=[.V17]/[$MPIBcast.V17]" office:value-type="float" office:value="0.516272761327467" calcext:value-type="float">
            <text:p>0,516272761327467</text:p>
          </table:table-cell>
          <table:table-cell table:style-name="ce15" table:formula="of:=[.W17]/[$MPIBcast.W17]" office:value-type="float" office:value="0.618551632381614" calcext:value-type="float">
            <text:p>0,61855163238161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" table:style-name="ta1">
        <table:shapes>
          <draw:frame draw:z-index="0" draw:style-name="gr1" draw:text-style-name="P1" svg:width="16.009cm" svg:height="9.748cm" svg:x="2.271cm" svg:y="8.58cm">
            <draw:object draw:notify-on-update-of-ranges="MPIBcast.J25:MPIBcast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1326714" calcext:value-type="float">
            <text:p>121326714</text:p>
          </table:table-cell>
          <table:table-cell table:style-name="ce3" office:value-type="float" office:value="75851324" calcext:value-type="float">
            <text:p>75851324</text:p>
          </table:table-cell>
          <table:table-cell table:style-name="ce3" office:value-type="float" office:value="38952066" calcext:value-type="float">
            <text:p>38952066</text:p>
          </table:table-cell>
          <table:table-cell office:value-type="float" office:value="26374030" calcext:value-type="float">
            <text:p>26374030</text:p>
          </table:table-cell>
          <table:table-cell table:number-columns-repeated="2"/>
          <table:table-cell table:style-name="ce3" office:value-type="float" office:value="171761554" calcext:value-type="float">
            <text:p>171761554</text:p>
          </table:table-cell>
          <table:table-cell table:style-name="ce3" office:value-type="float" office:value="84295295" calcext:value-type="float">
            <text:p>84295295</text:p>
          </table:table-cell>
          <table:table-cell office:value-type="float" office:value="41875056" calcext:value-type="float">
            <text:p>41875056</text:p>
          </table:table-cell>
          <table:table-cell office:value-type="float" office:value="24996717" calcext:value-type="float">
            <text:p>24996717</text:p>
          </table:table-cell>
          <table:table-cell table:number-columns-repeated="2"/>
          <table:table-cell table:style-name="ce3" office:value-type="float" office:value="140777426" calcext:value-type="float">
            <text:p>140777426</text:p>
          </table:table-cell>
          <table:table-cell table:style-name="ce3" office:value-type="float" office:value="95528918" calcext:value-type="float">
            <text:p>95528918</text:p>
          </table:table-cell>
          <table:table-cell table:style-name="ce3" office:value-type="float" office:value="70397773" calcext:value-type="float">
            <text:p>70397773</text:p>
          </table:table-cell>
          <table:table-cell table:style-name="ce3" office:value-type="float" office:value="50507456" calcext:value-type="float">
            <text:p>50507456</text:p>
          </table:table-cell>
          <table:table-cell table:number-columns-repeated="2"/>
          <table:table-cell table:style-name="ce3" office:value-type="float" office:value="271951556" calcext:value-type="float">
            <text:p>271951556</text:p>
          </table:table-cell>
          <table:table-cell table:style-name="ce3" office:value-type="float" office:value="182933590" calcext:value-type="float">
            <text:p>182933590</text:p>
          </table:table-cell>
          <table:table-cell table:style-name="ce3" office:value-type="float" office:value="125370579" calcext:value-type="float">
            <text:p>125370579</text:p>
          </table:table-cell>
          <table:table-cell table:style-name="ce3" office:value-type="float" office:value="61096122" calcext:value-type="float">
            <text:p>61096122</text:p>
          </table:table-cell>
        </table:table-row>
        <table:table-row table:style-name="ro1">
          <table:table-cell/>
          <table:table-cell table:style-name="ce3" office:value-type="float" office:value="110593177" calcext:value-type="float">
            <text:p>110593177</text:p>
          </table:table-cell>
          <table:table-cell table:style-name="ce3" office:value-type="float" office:value="73793629" calcext:value-type="float">
            <text:p>73793629</text:p>
          </table:table-cell>
          <table:table-cell table:style-name="ce3" office:value-type="float" office:value="37439788" calcext:value-type="float">
            <text:p>37439788</text:p>
          </table:table-cell>
          <table:table-cell office:value-type="float" office:value="27398524" calcext:value-type="float">
            <text:p>27398524</text:p>
          </table:table-cell>
          <table:table-cell table:number-columns-repeated="2"/>
          <table:table-cell table:style-name="ce3" office:value-type="float" office:value="146308711" calcext:value-type="float">
            <text:p>146308711</text:p>
          </table:table-cell>
          <table:table-cell table:style-name="ce3" office:value-type="float" office:value="88029177" calcext:value-type="float">
            <text:p>88029177</text:p>
          </table:table-cell>
          <table:table-cell office:value-type="float" office:value="38416069" calcext:value-type="float">
            <text:p>38416069</text:p>
          </table:table-cell>
          <table:table-cell office:value-type="float" office:value="27305865" calcext:value-type="float">
            <text:p>27305865</text:p>
          </table:table-cell>
          <table:table-cell table:number-columns-repeated="2"/>
          <table:table-cell table:style-name="ce3" office:value-type="float" office:value="131468686" calcext:value-type="float">
            <text:p>131468686</text:p>
          </table:table-cell>
          <table:table-cell table:style-name="ce3" office:value-type="float" office:value="115205550" calcext:value-type="float">
            <text:p>115205550</text:p>
          </table:table-cell>
          <table:table-cell table:style-name="ce3" office:value-type="float" office:value="91780163" calcext:value-type="float">
            <text:p>91780163</text:p>
          </table:table-cell>
          <table:table-cell table:style-name="ce3" office:value-type="float" office:value="48651968" calcext:value-type="float">
            <text:p>48651968</text:p>
          </table:table-cell>
          <table:table-cell table:number-columns-repeated="2"/>
          <table:table-cell table:style-name="ce3" office:value-type="float" office:value="279158172" calcext:value-type="float">
            <text:p>279158172</text:p>
          </table:table-cell>
          <table:table-cell table:style-name="ce3" office:value-type="float" office:value="180786879" calcext:value-type="float">
            <text:p>180786879</text:p>
          </table:table-cell>
          <table:table-cell table:style-name="ce3" office:value-type="float" office:value="100629731" calcext:value-type="float">
            <text:p>100629731</text:p>
          </table:table-cell>
          <table:table-cell table:style-name="ce3" office:value-type="float" office:value="58680917" calcext:value-type="float">
            <text:p>58680917</text:p>
          </table:table-cell>
        </table:table-row>
        <table:table-row table:style-name="ro1">
          <table:table-cell/>
          <table:table-cell table:style-name="ce3" office:value-type="float" office:value="106034596" calcext:value-type="float">
            <text:p>106034596</text:p>
          </table:table-cell>
          <table:table-cell table:style-name="ce3" office:value-type="float" office:value="76629299" calcext:value-type="float">
            <text:p>76629299</text:p>
          </table:table-cell>
          <table:table-cell table:style-name="ce3" office:value-type="float" office:value="39226580" calcext:value-type="float">
            <text:p>39226580</text:p>
          </table:table-cell>
          <table:table-cell office:value-type="float" office:value="26280781" calcext:value-type="float">
            <text:p>26280781</text:p>
          </table:table-cell>
          <table:table-cell table:number-columns-repeated="2"/>
          <table:table-cell table:style-name="ce3" office:value-type="float" office:value="150584325" calcext:value-type="float">
            <text:p>150584325</text:p>
          </table:table-cell>
          <table:table-cell table:style-name="ce3" office:value-type="float" office:value="101083826" calcext:value-type="float">
            <text:p>101083826</text:p>
          </table:table-cell>
          <table:table-cell office:value-type="float" office:value="47538486" calcext:value-type="float">
            <text:p>47538486</text:p>
          </table:table-cell>
          <table:table-cell office:value-type="float" office:value="26757110" calcext:value-type="float">
            <text:p>26757110</text:p>
          </table:table-cell>
          <table:table-cell table:number-columns-repeated="2"/>
          <table:table-cell table:style-name="ce3" office:value-type="float" office:value="173591441" calcext:value-type="float">
            <text:p>173591441</text:p>
          </table:table-cell>
          <table:table-cell table:style-name="ce3" office:value-type="float" office:value="92169499" calcext:value-type="float">
            <text:p>92169499</text:p>
          </table:table-cell>
          <table:table-cell table:style-name="ce3" office:value-type="float" office:value="71068581" calcext:value-type="float">
            <text:p>71068581</text:p>
          </table:table-cell>
          <table:table-cell table:style-name="ce3" office:value-type="float" office:value="43159643" calcext:value-type="float">
            <text:p>43159643</text:p>
          </table:table-cell>
          <table:table-cell table:number-columns-repeated="2"/>
          <table:table-cell table:style-name="ce3" office:value-type="float" office:value="273927970" calcext:value-type="float">
            <text:p>273927970</text:p>
          </table:table-cell>
          <table:table-cell table:style-name="ce3" office:value-type="float" office:value="210207627" calcext:value-type="float">
            <text:p>210207627</text:p>
          </table:table-cell>
          <table:table-cell table:style-name="ce3" office:value-type="float" office:value="98878240" calcext:value-type="float">
            <text:p>98878240</text:p>
          </table:table-cell>
          <table:table-cell table:style-name="ce3" office:value-type="float" office:value="63215119" calcext:value-type="float">
            <text:p>63215119</text:p>
          </table:table-cell>
        </table:table-row>
        <table:table-row table:style-name="ro1">
          <table:table-cell/>
          <table:table-cell table:style-name="ce3" office:value-type="float" office:value="115578360" calcext:value-type="float">
            <text:p>115578360</text:p>
          </table:table-cell>
          <table:table-cell table:style-name="ce3" office:value-type="float" office:value="76387771" calcext:value-type="float">
            <text:p>76387771</text:p>
          </table:table-cell>
          <table:table-cell table:style-name="ce3" office:value-type="float" office:value="38019070" calcext:value-type="float">
            <text:p>38019070</text:p>
          </table:table-cell>
          <table:table-cell office:value-type="float" office:value="28550844" calcext:value-type="float">
            <text:p>28550844</text:p>
          </table:table-cell>
          <table:table-cell table:number-columns-repeated="2"/>
          <table:table-cell table:style-name="ce3" office:value-type="float" office:value="150237769" calcext:value-type="float">
            <text:p>150237769</text:p>
          </table:table-cell>
          <table:table-cell table:style-name="ce3" office:value-type="float" office:value="100563166" calcext:value-type="float">
            <text:p>100563166</text:p>
          </table:table-cell>
          <table:table-cell office:value-type="float" office:value="41563232" calcext:value-type="float">
            <text:p>41563232</text:p>
          </table:table-cell>
          <table:table-cell office:value-type="float" office:value="27726635" calcext:value-type="float">
            <text:p>27726635</text:p>
          </table:table-cell>
          <table:table-cell table:number-columns-repeated="2"/>
          <table:table-cell table:style-name="ce3" office:value-type="float" office:value="127722597" calcext:value-type="float">
            <text:p>127722597</text:p>
          </table:table-cell>
          <table:table-cell table:style-name="ce3" office:value-type="float" office:value="98805344" calcext:value-type="float">
            <text:p>98805344</text:p>
          </table:table-cell>
          <table:table-cell table:style-name="ce3" office:value-type="float" office:value="75836206" calcext:value-type="float">
            <text:p>75836206</text:p>
          </table:table-cell>
          <table:table-cell table:style-name="ce3" office:value-type="float" office:value="51975142" calcext:value-type="float">
            <text:p>51975142</text:p>
          </table:table-cell>
          <table:table-cell table:number-columns-repeated="2"/>
          <table:table-cell table:style-name="ce3" office:value-type="float" office:value="328383291" calcext:value-type="float">
            <text:p>328383291</text:p>
          </table:table-cell>
          <table:table-cell table:style-name="ce3" office:value-type="float" office:value="228068828" calcext:value-type="float">
            <text:p>228068828</text:p>
          </table:table-cell>
          <table:table-cell table:style-name="ce3" office:value-type="float" office:value="103620850" calcext:value-type="float">
            <text:p>103620850</text:p>
          </table:table-cell>
          <table:table-cell table:style-name="ce3" office:value-type="float" office:value="64274328" calcext:value-type="float">
            <text:p>64274328</text:p>
          </table:table-cell>
        </table:table-row>
        <table:table-row table:style-name="ro1">
          <table:table-cell/>
          <table:table-cell table:style-name="ce3" office:value-type="float" office:value="112237682" calcext:value-type="float">
            <text:p>112237682</text:p>
          </table:table-cell>
          <table:table-cell table:style-name="ce3" office:value-type="float" office:value="75407341" calcext:value-type="float">
            <text:p>75407341</text:p>
          </table:table-cell>
          <table:table-cell table:style-name="ce3" office:value-type="float" office:value="39051907" calcext:value-type="float">
            <text:p>39051907</text:p>
          </table:table-cell>
          <table:table-cell office:value-type="float" office:value="24902562" calcext:value-type="float">
            <text:p>24902562</text:p>
          </table:table-cell>
          <table:table-cell table:number-columns-repeated="2"/>
          <table:table-cell table:style-name="ce3" office:value-type="float" office:value="131626650" calcext:value-type="float">
            <text:p>131626650</text:p>
          </table:table-cell>
          <table:table-cell table:style-name="ce3" office:value-type="float" office:value="98529077" calcext:value-type="float">
            <text:p>98529077</text:p>
          </table:table-cell>
          <table:table-cell office:value-type="float" office:value="41848573" calcext:value-type="float">
            <text:p>41848573</text:p>
          </table:table-cell>
          <table:table-cell office:value-type="float" office:value="30149775" calcext:value-type="float">
            <text:p>30149775</text:p>
          </table:table-cell>
          <table:table-cell table:number-columns-repeated="2"/>
          <table:table-cell table:style-name="ce3" office:value-type="float" office:value="127136407" calcext:value-type="float">
            <text:p>127136407</text:p>
          </table:table-cell>
          <table:table-cell table:style-name="ce3" office:value-type="float" office:value="95373934" calcext:value-type="float">
            <text:p>95373934</text:p>
          </table:table-cell>
          <table:table-cell table:style-name="ce3" office:value-type="float" office:value="64154642" calcext:value-type="float">
            <text:p>64154642</text:p>
          </table:table-cell>
          <table:table-cell table:style-name="ce3" office:value-type="float" office:value="54659761" calcext:value-type="float">
            <text:p>54659761</text:p>
          </table:table-cell>
          <table:table-cell table:number-columns-repeated="2"/>
          <table:table-cell table:style-name="ce3" office:value-type="float" office:value="264890469" calcext:value-type="float">
            <text:p>264890469</text:p>
          </table:table-cell>
          <table:table-cell table:style-name="ce3" office:value-type="float" office:value="171726777" calcext:value-type="float">
            <text:p>171726777</text:p>
          </table:table-cell>
          <table:table-cell table:style-name="ce3" office:value-type="float" office:value="116160184" calcext:value-type="float">
            <text:p>116160184</text:p>
          </table:table-cell>
          <table:table-cell table:style-name="ce3" office:value-type="float" office:value="64098141" calcext:value-type="float">
            <text:p>64098141</text:p>
          </table:table-cell>
        </table:table-row>
        <table:table-row table:style-name="ro1">
          <table:table-cell/>
          <table:table-cell table:style-name="ce3" office:value-type="float" office:value="112082202" calcext:value-type="float">
            <text:p>112082202</text:p>
          </table:table-cell>
          <table:table-cell table:style-name="ce3" office:value-type="float" office:value="68239159" calcext:value-type="float">
            <text:p>68239159</text:p>
          </table:table-cell>
          <table:table-cell table:style-name="ce3" office:value-type="float" office:value="38867874" calcext:value-type="float">
            <text:p>38867874</text:p>
          </table:table-cell>
          <table:table-cell office:value-type="float" office:value="25598062" calcext:value-type="float">
            <text:p>25598062</text:p>
          </table:table-cell>
          <table:table-cell table:number-columns-repeated="2"/>
          <table:table-cell table:style-name="ce3" office:value-type="float" office:value="148879538" calcext:value-type="float">
            <text:p>148879538</text:p>
          </table:table-cell>
          <table:table-cell table:style-name="ce3" office:value-type="float" office:value="86527599" calcext:value-type="float">
            <text:p>86527599</text:p>
          </table:table-cell>
          <table:table-cell office:value-type="float" office:value="40068841" calcext:value-type="float">
            <text:p>40068841</text:p>
          </table:table-cell>
          <table:table-cell office:value-type="float" office:value="27605316" calcext:value-type="float">
            <text:p>27605316</text:p>
          </table:table-cell>
          <table:table-cell table:number-columns-repeated="2"/>
          <table:table-cell table:style-name="ce3" office:value-type="float" office:value="123402191" calcext:value-type="float">
            <text:p>123402191</text:p>
          </table:table-cell>
          <table:table-cell table:style-name="ce3" office:value-type="float" office:value="79081838" calcext:value-type="float">
            <text:p>79081838</text:p>
          </table:table-cell>
          <table:table-cell table:style-name="ce3" office:value-type="float" office:value="62542654" calcext:value-type="float">
            <text:p>62542654</text:p>
          </table:table-cell>
          <table:table-cell table:style-name="ce3" office:value-type="float" office:value="51034690" calcext:value-type="float">
            <text:p>51034690</text:p>
          </table:table-cell>
          <table:table-cell table:number-columns-repeated="2"/>
          <table:table-cell table:style-name="ce3" office:value-type="float" office:value="292987748" calcext:value-type="float">
            <text:p>292987748</text:p>
          </table:table-cell>
          <table:table-cell table:style-name="ce3" office:value-type="float" office:value="187461006" calcext:value-type="float">
            <text:p>187461006</text:p>
          </table:table-cell>
          <table:table-cell table:style-name="ce3" office:value-type="float" office:value="136010277" calcext:value-type="float">
            <text:p>136010277</text:p>
          </table:table-cell>
          <table:table-cell table:style-name="ce3" office:value-type="float" office:value="62121051" calcext:value-type="float">
            <text:p>62121051</text:p>
          </table:table-cell>
        </table:table-row>
        <table:table-row table:style-name="ro1">
          <table:table-cell/>
          <table:table-cell table:style-name="ce3" office:value-type="float" office:value="114819379" calcext:value-type="float">
            <text:p>114819379</text:p>
          </table:table-cell>
          <table:table-cell table:style-name="ce3" office:value-type="float" office:value="71942364" calcext:value-type="float">
            <text:p>71942364</text:p>
          </table:table-cell>
          <table:table-cell table:style-name="ce3" office:value-type="float" office:value="39180991" calcext:value-type="float">
            <text:p>39180991</text:p>
          </table:table-cell>
          <table:table-cell office:value-type="float" office:value="26036603" calcext:value-type="float">
            <text:p>26036603</text:p>
          </table:table-cell>
          <table:table-cell table:number-columns-repeated="2"/>
          <table:table-cell table:style-name="ce3" office:value-type="float" office:value="148142608" calcext:value-type="float">
            <text:p>148142608</text:p>
          </table:table-cell>
          <table:table-cell table:style-name="ce3" office:value-type="float" office:value="101822994" calcext:value-type="float">
            <text:p>101822994</text:p>
          </table:table-cell>
          <table:table-cell office:value-type="float" office:value="43227309" calcext:value-type="float">
            <text:p>43227309</text:p>
          </table:table-cell>
          <table:table-cell office:value-type="float" office:value="27305689" calcext:value-type="float">
            <text:p>27305689</text:p>
          </table:table-cell>
          <table:table-cell table:number-columns-repeated="2"/>
          <table:table-cell table:style-name="ce3" office:value-type="float" office:value="163842154" calcext:value-type="float">
            <text:p>163842154</text:p>
          </table:table-cell>
          <table:table-cell table:style-name="ce3" office:value-type="float" office:value="119233711" calcext:value-type="float">
            <text:p>119233711</text:p>
          </table:table-cell>
          <table:table-cell table:style-name="ce3" office:value-type="float" office:value="78378836" calcext:value-type="float">
            <text:p>78378836</text:p>
          </table:table-cell>
          <table:table-cell table:style-name="ce3" office:value-type="float" office:value="52499050" calcext:value-type="float">
            <text:p>52499050</text:p>
          </table:table-cell>
          <table:table-cell table:number-columns-repeated="2"/>
          <table:table-cell table:style-name="ce3" office:value-type="float" office:value="275650901" calcext:value-type="float">
            <text:p>275650901</text:p>
          </table:table-cell>
          <table:table-cell table:style-name="ce3" office:value-type="float" office:value="196540849" calcext:value-type="float">
            <text:p>196540849</text:p>
          </table:table-cell>
          <table:table-cell table:style-name="ce3" office:value-type="float" office:value="117393606" calcext:value-type="float">
            <text:p>117393606</text:p>
          </table:table-cell>
          <table:table-cell table:style-name="ce3" office:value-type="float" office:value="58978105" calcext:value-type="float">
            <text:p>58978105</text:p>
          </table:table-cell>
        </table:table-row>
        <table:table-row table:style-name="ro1">
          <table:table-cell/>
          <table:table-cell table:style-name="ce3" office:value-type="float" office:value="116463211" calcext:value-type="float">
            <text:p>116463211</text:p>
          </table:table-cell>
          <table:table-cell table:style-name="ce3" office:value-type="float" office:value="80177096" calcext:value-type="float">
            <text:p>80177096</text:p>
          </table:table-cell>
          <table:table-cell table:style-name="ce3" office:value-type="float" office:value="38692878" calcext:value-type="float">
            <text:p>38692878</text:p>
          </table:table-cell>
          <table:table-cell office:value-type="float" office:value="27076872" calcext:value-type="float">
            <text:p>27076872</text:p>
          </table:table-cell>
          <table:table-cell table:number-columns-repeated="2"/>
          <table:table-cell table:style-name="ce3" office:value-type="float" office:value="141478627" calcext:value-type="float">
            <text:p>141478627</text:p>
          </table:table-cell>
          <table:table-cell table:style-name="ce3" office:value-type="float" office:value="89041092" calcext:value-type="float">
            <text:p>89041092</text:p>
          </table:table-cell>
          <table:table-cell office:value-type="float" office:value="47161356" calcext:value-type="float">
            <text:p>47161356</text:p>
          </table:table-cell>
          <table:table-cell office:value-type="float" office:value="26139284" calcext:value-type="float">
            <text:p>26139284</text:p>
          </table:table-cell>
          <table:table-cell table:number-columns-repeated="2"/>
          <table:table-cell table:style-name="ce3" office:value-type="float" office:value="165575596" calcext:value-type="float">
            <text:p>165575596</text:p>
          </table:table-cell>
          <table:table-cell table:style-name="ce3" office:value-type="float" office:value="93324301" calcext:value-type="float">
            <text:p>93324301</text:p>
          </table:table-cell>
          <table:table-cell table:style-name="ce3" office:value-type="float" office:value="70943975" calcext:value-type="float">
            <text:p>70943975</text:p>
          </table:table-cell>
          <table:table-cell table:style-name="ce3" office:value-type="float" office:value="40356659" calcext:value-type="float">
            <text:p>40356659</text:p>
          </table:table-cell>
          <table:table-cell table:number-columns-repeated="2"/>
          <table:table-cell table:style-name="ce3" office:value-type="float" office:value="292195568" calcext:value-type="float">
            <text:p>292195568</text:p>
          </table:table-cell>
          <table:table-cell table:style-name="ce3" office:value-type="float" office:value="189605444" calcext:value-type="float">
            <text:p>189605444</text:p>
          </table:table-cell>
          <table:table-cell table:style-name="ce3" office:value-type="float" office:value="127554040" calcext:value-type="float">
            <text:p>127554040</text:p>
          </table:table-cell>
          <table:table-cell table:style-name="ce3" office:value-type="float" office:value="62496306" calcext:value-type="float">
            <text:p>62496306</text:p>
          </table:table-cell>
        </table:table-row>
        <table:table-row table:style-name="ro1">
          <table:table-cell/>
          <table:table-cell table:style-name="ce3" office:value-type="float" office:value="112311558" calcext:value-type="float">
            <text:p>112311558</text:p>
          </table:table-cell>
          <table:table-cell table:style-name="ce3" office:value-type="float" office:value="74393446" calcext:value-type="float">
            <text:p>74393446</text:p>
          </table:table-cell>
          <table:table-cell table:style-name="ce3" office:value-type="float" office:value="36430853" calcext:value-type="float">
            <text:p>36430853</text:p>
          </table:table-cell>
          <table:table-cell office:value-type="float" office:value="26454651" calcext:value-type="float">
            <text:p>26454651</text:p>
          </table:table-cell>
          <table:table-cell table:number-columns-repeated="2"/>
          <table:table-cell table:style-name="ce3" office:value-type="float" office:value="142344959" calcext:value-type="float">
            <text:p>142344959</text:p>
          </table:table-cell>
          <table:table-cell table:style-name="ce3" office:value-type="float" office:value="88430012" calcext:value-type="float">
            <text:p>88430012</text:p>
          </table:table-cell>
          <table:table-cell office:value-type="float" office:value="38560131" calcext:value-type="float">
            <text:p>38560131</text:p>
          </table:table-cell>
          <table:table-cell office:value-type="float" office:value="26844626" calcext:value-type="float">
            <text:p>26844626</text:p>
          </table:table-cell>
          <table:table-cell table:number-columns-repeated="2"/>
          <table:table-cell table:style-name="ce3" office:value-type="float" office:value="128599749" calcext:value-type="float">
            <text:p>128599749</text:p>
          </table:table-cell>
          <table:table-cell table:style-name="ce3" office:value-type="float" office:value="132051805" calcext:value-type="float">
            <text:p>132051805</text:p>
          </table:table-cell>
          <table:table-cell table:style-name="ce3" office:value-type="float" office:value="76949084" calcext:value-type="float">
            <text:p>76949084</text:p>
          </table:table-cell>
          <table:table-cell table:style-name="ce3" office:value-type="float" office:value="54079134" calcext:value-type="float">
            <text:p>54079134</text:p>
          </table:table-cell>
          <table:table-cell table:number-columns-repeated="2"/>
          <table:table-cell table:style-name="ce3" office:value-type="float" office:value="285854315" calcext:value-type="float">
            <text:p>285854315</text:p>
          </table:table-cell>
          <table:table-cell table:style-name="ce3" office:value-type="float" office:value="238105444" calcext:value-type="float">
            <text:p>238105444</text:p>
          </table:table-cell>
          <table:table-cell table:style-name="ce3" office:value-type="float" office:value="114657848" calcext:value-type="float">
            <text:p>114657848</text:p>
          </table:table-cell>
          <table:table-cell table:style-name="ce3" office:value-type="float" office:value="67001904" calcext:value-type="float">
            <text:p>67001904</text:p>
          </table:table-cell>
        </table:table-row>
        <table:table-row table:style-name="ro1">
          <table:table-cell/>
          <table:table-cell table:style-name="ce3" office:value-type="float" office:value="111593506" calcext:value-type="float">
            <text:p>111593506</text:p>
          </table:table-cell>
          <table:table-cell table:style-name="ce3" office:value-type="float" office:value="73712012" calcext:value-type="float">
            <text:p>73712012</text:p>
          </table:table-cell>
          <table:table-cell table:style-name="ce3" office:value-type="float" office:value="38567673" calcext:value-type="float">
            <text:p>38567673</text:p>
          </table:table-cell>
          <table:table-cell office:value-type="float" office:value="27703245" calcext:value-type="float">
            <text:p>27703245</text:p>
          </table:table-cell>
          <table:table-cell table:number-columns-repeated="2"/>
          <table:table-cell table:style-name="ce3" office:value-type="float" office:value="147223520" calcext:value-type="float">
            <text:p>147223520</text:p>
          </table:table-cell>
          <table:table-cell table:style-name="ce3" office:value-type="float" office:value="82341305" calcext:value-type="float">
            <text:p>82341305</text:p>
          </table:table-cell>
          <table:table-cell office:value-type="float" office:value="39176263" calcext:value-type="float">
            <text:p>39176263</text:p>
          </table:table-cell>
          <table:table-cell office:value-type="float" office:value="26085339" calcext:value-type="float">
            <text:p>26085339</text:p>
          </table:table-cell>
          <table:table-cell table:number-columns-repeated="2"/>
          <table:table-cell table:style-name="ce3" office:value-type="float" office:value="130462684" calcext:value-type="float">
            <text:p>130462684</text:p>
          </table:table-cell>
          <table:table-cell table:style-name="ce3" office:value-type="float" office:value="84249332" calcext:value-type="float">
            <text:p>84249332</text:p>
          </table:table-cell>
          <table:table-cell table:style-name="ce3" office:value-type="float" office:value="71761632" calcext:value-type="float">
            <text:p>71761632</text:p>
          </table:table-cell>
          <table:table-cell table:style-name="ce3" office:value-type="float" office:value="47992406" calcext:value-type="float">
            <text:p>47992406</text:p>
          </table:table-cell>
          <table:table-cell table:number-columns-repeated="2"/>
          <table:table-cell table:style-name="ce3" office:value-type="float" office:value="268643547" calcext:value-type="float">
            <text:p>268643547</text:p>
          </table:table-cell>
          <table:table-cell table:style-name="ce3" office:value-type="float" office:value="180750687" calcext:value-type="float">
            <text:p>180750687</text:p>
          </table:table-cell>
          <table:table-cell table:style-name="ce3" office:value-type="float" office:value="104907626" calcext:value-type="float">
            <text:p>104907626</text:p>
          </table:table-cell>
          <table:table-cell table:style-name="ce3" office:value-type="float" office:value="61970520" calcext:value-type="float">
            <text:p>619705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106034596" calcext:value-type="float">
            <text:p>0.000106034596</text:p>
          </table:table-cell>
          <table:table-cell table:style-name="ce4" table:formula="of:=MIN([.C4:.C13])/(1000*1000*1000)/[.L20]" office:value-type="float" office:value="0.000136478318" calcext:value-type="float">
            <text:p>0.000136478318</text:p>
          </table:table-cell>
          <table:table-cell table:style-name="ce4" table:formula="of:=MIN([.D4:.D13])/(1000*1000*1000)/[.M20]" office:value-type="float" office:value="0.000145723412" calcext:value-type="float">
            <text:p>0.000145723412</text:p>
          </table:table-cell>
          <table:table-cell table:style-name="ce4" table:formula="of:=MIN([.E4:.E13])/(1000*1000*1000)/[.N20]" office:value-type="float" office:value="0.000199220496" calcext:value-type="float">
            <text:p>0.00019922049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3162665" calcext:value-type="float">
            <text:p>0.00013162665</text:p>
          </table:table-cell>
          <table:table-cell table:style-name="ce4" table:formula="of:=MIN([.I4:.I13])/(1000*1000*1000)/[.L20]" office:value-type="float" office:value="0.00016468261" calcext:value-type="float">
            <text:p>0.00016468261</text:p>
          </table:table-cell>
          <table:table-cell table:style-name="ce4" table:formula="of:=MIN([.J4:.J13])/(1000*1000*1000)/[.M20]" office:value-type="float" office:value="0.000153664276" calcext:value-type="float">
            <text:p>0.000153664276</text:p>
          </table:table-cell>
          <table:table-cell table:style-name="ce4" table:formula="of:=MIN([.K4:.K13])/(1000*1000*1000)/[.N20]" office:value-type="float" office:value="0.000199973736" calcext:value-type="float">
            <text:p>0.00019997373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23402191" calcext:value-type="float">
            <text:p>0.000123402191</text:p>
          </table:table-cell>
          <table:table-cell table:style-name="ce4" table:formula="of:=MIN([.O4:.O13])/(1000*1000*1000)/[.L20]" office:value-type="float" office:value="0.000158163676" calcext:value-type="float">
            <text:p>0.000158163676</text:p>
          </table:table-cell>
          <table:table-cell table:style-name="ce4" table:formula="of:=MIN([.P4:.P13])/(1000*1000*1000)/[.M20]" office:value-type="float" office:value="0.000250170616" calcext:value-type="float">
            <text:p>0.000250170616</text:p>
          </table:table-cell>
          <table:table-cell table:style-name="ce4" table:formula="of:=MIN([.Q4:.Q13])/(1000*1000*1000)/[.N20]" office:value-type="float" office:value="0.000322853272" calcext:value-type="float">
            <text:p>0.00032285327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264890469" calcext:value-type="float">
            <text:p>0.000264890469</text:p>
          </table:table-cell>
          <table:table-cell table:style-name="ce4" table:formula="of:=MIN([.U4:.U13])/(1000*1000*1000)/[.L20]" office:value-type="float" office:value="0.000343453554" calcext:value-type="float">
            <text:p>0.000343453554</text:p>
          </table:table-cell>
          <table:table-cell table:style-name="ce4" table:formula="of:=MIN([.V4:.V13])/(1000*1000*1000)/[.M20]" office:value-type="float" office:value="0.00039551296" calcext:value-type="float">
            <text:p>0.00039551296</text:p>
          </table:table-cell>
          <table:table-cell table:style-name="ce4" table:formula="of:=MIN([.W4:.W13])/(1000*1000*1000)/[.N20]" office:value-type="float" office:value="0.000469447336" calcext:value-type="float">
            <text:p>0.000469447336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106.034596" calcext:value-type="float">
            <text:p>106.034596</text:p>
          </table:table-cell>
          <table:table-cell table:style-name="ce4" table:formula="of:=( MIN([.C4:.C13])/1000 ) /[.L$20]" office:value-type="float" office:value="136.478318" calcext:value-type="float">
            <text:p>136.478318</text:p>
          </table:table-cell>
          <table:table-cell table:style-name="ce4" table:formula="of:=( MIN([.D4:.D13])/1000 ) /[.M$20]" office:value-type="float" office:value="145.723412" calcext:value-type="float">
            <text:p>145.723412</text:p>
          </table:table-cell>
          <table:table-cell table:style-name="ce4" table:formula="of:=( MIN([.E4:.E13])/1000 ) /[.N$20]" office:value-type="float" office:value="199.220496" calcext:value-type="float">
            <text:p>199.22049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31.62665" calcext:value-type="float">
            <text:p>131.62665</text:p>
          </table:table-cell>
          <table:table-cell table:style-name="ce4" table:formula="of:=( MIN([.I4:.I13])/1000 ) / [.L$20]" office:value-type="float" office:value="164.68261" calcext:value-type="float">
            <text:p>164.68261</text:p>
          </table:table-cell>
          <table:table-cell table:style-name="ce4" table:formula="of:=( MIN([.J4:.J13])/1000 ) / [.M$20]" office:value-type="float" office:value="153.664276" calcext:value-type="float">
            <text:p>153.664276</text:p>
          </table:table-cell>
          <table:table-cell table:style-name="ce4" table:formula="of:=( MIN([.K4:.K13])/1000 ) / [.N$20]" office:value-type="float" office:value="199.973736" calcext:value-type="float">
            <text:p>199.97373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23.402191" calcext:value-type="float">
            <text:p>123.402191</text:p>
          </table:table-cell>
          <table:table-cell table:style-name="ce4" table:formula="of:=( MIN([.O4:.O13])/1000 ) / [.L$20]" office:value-type="float" office:value="158.163676" calcext:value-type="float">
            <text:p>158.163676</text:p>
          </table:table-cell>
          <table:table-cell table:style-name="ce4" table:formula="of:=( MIN([.P4:.P13])/1000 ) / [.M$20]" office:value-type="float" office:value="250.170616" calcext:value-type="float">
            <text:p>250.170616</text:p>
          </table:table-cell>
          <table:table-cell table:style-name="ce4" table:formula="of:=( MIN([.Q4:.Q13])/1000 ) / [.N$20]" office:value-type="float" office:value="322.853272" calcext:value-type="float">
            <text:p>322.85327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64.890469" calcext:value-type="float">
            <text:p>264.890469</text:p>
          </table:table-cell>
          <table:table-cell table:style-name="ce4" table:formula="of:=(MIN([.U4:.U13])/1000 ) / [.L$20]" office:value-type="float" office:value="343.453554" calcext:value-type="float">
            <text:p>343.453554</text:p>
          </table:table-cell>
          <table:table-cell table:style-name="ce4" table:formula="of:=(MIN([.V4:.V13])/1000 ) / [.M$20]" office:value-type="float" office:value="395.51296" calcext:value-type="float">
            <text:p>395.51296</text:p>
          </table:table-cell>
          <table:table-cell table:style-name="ce4" table:formula="of:=(MIN([.W4:.W13])/1000 ) / [.N$20]" office:value-type="float" office:value="469.447336" calcext:value-type="float">
            <text:p>469.44733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yBcast" table:style-name="ta1">
        <table:shapes>
          <draw:frame draw:z-index="0" draw:style-name="gr1" draw:text-style-name="P1" svg:width="16.009cm" svg:height="9.748cm" svg:x="2.271cm" svg:y="8.58cm">
            <draw:object draw:notify-on-update-of-ranges="MyBcast.J25:MyBcast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0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1001"/>
        </table:table-row>
        <table:table-row table:style-name="ro1">
          <table:table-cell table:formula="of:=[.B4]/[$MPIBcast.B4]" office:value-type="float" office:value="8.11480499669677" calcext:value-type="float">
            <text:p>8,11480499669677</text:p>
          </table:table-cell>
          <table:table-cell table:style-name="ce3" office:value-type="float" office:value="984542625" calcext:value-type="float">
            <text:p>984542625</text:p>
          </table:table-cell>
          <table:table-cell table:style-name="ce3" office:value-type="float" office:value="444990652" calcext:value-type="float">
            <text:p>444990652</text:p>
          </table:table-cell>
          <table:table-cell table:style-name="ce3" office:value-type="float" office:value="286136524" calcext:value-type="float">
            <text:p>286136524</text:p>
          </table:table-cell>
          <table:table-cell office:value-type="float" office:value="238216805" calcext:value-type="float">
            <text:p>238216805</text:p>
          </table:table-cell>
          <table:table-cell table:number-columns-repeated="2"/>
          <table:table-cell table:style-name="ce3" office:value-type="float" office:value="994932888" calcext:value-type="float">
            <text:p>994932888</text:p>
          </table:table-cell>
          <table:table-cell table:style-name="ce3" office:value-type="float" office:value="482516462" calcext:value-type="float">
            <text:p>482516462</text:p>
          </table:table-cell>
          <table:table-cell office:value-type="float" office:value="281703892" calcext:value-type="float">
            <text:p>281703892</text:p>
          </table:table-cell>
          <table:table-cell office:value-type="float" office:value="290686309" calcext:value-type="float">
            <text:p>290686309</text:p>
          </table:table-cell>
          <table:table-cell table:number-columns-repeated="2"/>
          <table:table-cell table:style-name="ce3" office:value-type="float" office:value="874659986" calcext:value-type="float">
            <text:p>874659986</text:p>
          </table:table-cell>
          <table:table-cell table:style-name="ce3" office:value-type="float" office:value="452167801" calcext:value-type="float">
            <text:p>452167801</text:p>
          </table:table-cell>
          <table:table-cell table:style-name="ce3" office:value-type="float" office:value="283880906" calcext:value-type="float">
            <text:p>283880906</text:p>
          </table:table-cell>
          <table:table-cell table:style-name="ce3" office:value-type="float" office:value="387207792" calcext:value-type="float">
            <text:p>387207792</text:p>
          </table:table-cell>
          <table:table-cell table:number-columns-repeated="2"/>
          <table:table-cell table:style-name="ce3" office:value-type="float" office:value="28710041046" calcext:value-type="float">
            <text:p>28710041046</text:p>
          </table:table-cell>
          <table:table-cell table:style-name="ce3" office:value-type="float" office:value="13955731581" calcext:value-type="float">
            <text:p>13955731581</text:p>
          </table:table-cell>
          <table:table-cell table:style-name="ce3" office:value-type="float" office:value="7380661853" calcext:value-type="float">
            <text:p>7380661853</text:p>
          </table:table-cell>
          <table:table-cell table:style-name="ce3" office:value-type="float" office:value="4085904944" calcext:value-type="float">
            <text:p>408590494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51397923" calcext:value-type="float">
            <text:p>951397923</text:p>
          </table:table-cell>
          <table:table-cell table:style-name="ce3" office:value-type="float" office:value="503954461" calcext:value-type="float">
            <text:p>503954461</text:p>
          </table:table-cell>
          <table:table-cell table:style-name="ce3" office:value-type="float" office:value="262995858" calcext:value-type="float">
            <text:p>262995858</text:p>
          </table:table-cell>
          <table:table-cell office:value-type="float" office:value="242080684" calcext:value-type="float">
            <text:p>242080684</text:p>
          </table:table-cell>
          <table:table-cell table:number-columns-repeated="2"/>
          <table:table-cell table:style-name="ce3" office:value-type="float" office:value="913572725" calcext:value-type="float">
            <text:p>913572725</text:p>
          </table:table-cell>
          <table:table-cell table:style-name="ce3" office:value-type="float" office:value="448862856" calcext:value-type="float">
            <text:p>448862856</text:p>
          </table:table-cell>
          <table:table-cell office:value-type="float" office:value="268713572" calcext:value-type="float">
            <text:p>268713572</text:p>
          </table:table-cell>
          <table:table-cell office:value-type="float" office:value="296461990" calcext:value-type="float">
            <text:p>296461990</text:p>
          </table:table-cell>
          <table:table-cell table:number-columns-repeated="2"/>
          <table:table-cell table:style-name="ce3" office:value-type="float" office:value="844550655" calcext:value-type="float">
            <text:p>844550655</text:p>
          </table:table-cell>
          <table:table-cell table:style-name="ce3" office:value-type="float" office:value="428679358" calcext:value-type="float">
            <text:p>428679358</text:p>
          </table:table-cell>
          <table:table-cell table:style-name="ce3" office:value-type="float" office:value="282505358" calcext:value-type="float">
            <text:p>282505358</text:p>
          </table:table-cell>
          <table:table-cell table:style-name="ce3" office:value-type="float" office:value="376111649" calcext:value-type="float">
            <text:p>376111649</text:p>
          </table:table-cell>
          <table:table-cell table:number-columns-repeated="2"/>
          <table:table-cell table:style-name="ce3" office:value-type="float" office:value="27654963343" calcext:value-type="float">
            <text:p>27654963343</text:p>
          </table:table-cell>
          <table:table-cell table:style-name="ce3" office:value-type="float" office:value="13936986656" calcext:value-type="float">
            <text:p>13936986656</text:p>
          </table:table-cell>
          <table:table-cell table:style-name="ce3" office:value-type="float" office:value="7454910957" calcext:value-type="float">
            <text:p>7454910957</text:p>
          </table:table-cell>
          <table:table-cell table:style-name="ce3" office:value-type="float" office:value="4058639234" calcext:value-type="float">
            <text:p>405863923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899392924" calcext:value-type="float">
            <text:p>899392924</text:p>
          </table:table-cell>
          <table:table-cell table:style-name="ce3" office:value-type="float" office:value="498534272" calcext:value-type="float">
            <text:p>498534272</text:p>
          </table:table-cell>
          <table:table-cell table:style-name="ce3" office:value-type="float" office:value="249544128" calcext:value-type="float">
            <text:p>249544128</text:p>
          </table:table-cell>
          <table:table-cell office:value-type="float" office:value="243380330" calcext:value-type="float">
            <text:p>243380330</text:p>
          </table:table-cell>
          <table:table-cell table:number-columns-repeated="2"/>
          <table:table-cell table:style-name="ce3" office:value-type="float" office:value="922581102" calcext:value-type="float">
            <text:p>922581102</text:p>
          </table:table-cell>
          <table:table-cell table:style-name="ce3" office:value-type="float" office:value="536972582" calcext:value-type="float">
            <text:p>536972582</text:p>
          </table:table-cell>
          <table:table-cell office:value-type="float" office:value="283439963" calcext:value-type="float">
            <text:p>283439963</text:p>
          </table:table-cell>
          <table:table-cell office:value-type="float" office:value="295182332" calcext:value-type="float">
            <text:p>295182332</text:p>
          </table:table-cell>
          <table:table-cell table:number-columns-repeated="2"/>
          <table:table-cell table:style-name="ce3" office:value-type="float" office:value="817842301" calcext:value-type="float">
            <text:p>817842301</text:p>
          </table:table-cell>
          <table:table-cell table:style-name="ce3" office:value-type="float" office:value="442979713" calcext:value-type="float">
            <text:p>442979713</text:p>
          </table:table-cell>
          <table:table-cell table:style-name="ce3" office:value-type="float" office:value="278073237" calcext:value-type="float">
            <text:p>278073237</text:p>
          </table:table-cell>
          <table:table-cell table:style-name="ce3" office:value-type="float" office:value="362919414" calcext:value-type="float">
            <text:p>362919414</text:p>
          </table:table-cell>
          <table:table-cell table:number-columns-repeated="2"/>
          <table:table-cell table:style-name="ce3" office:value-type="float" office:value="28211009202" calcext:value-type="float">
            <text:p>28211009202</text:p>
          </table:table-cell>
          <table:table-cell table:style-name="ce3" office:value-type="float" office:value="13909657965" calcext:value-type="float">
            <text:p>13909657965</text:p>
          </table:table-cell>
          <table:table-cell table:style-name="ce3" office:value-type="float" office:value="7412383317" calcext:value-type="float">
            <text:p>7412383317</text:p>
          </table:table-cell>
          <table:table-cell table:style-name="ce3" office:value-type="float" office:value="4110964735" calcext:value-type="float">
            <text:p>4110964735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89043588" calcext:value-type="float">
            <text:p>989043588</text:p>
          </table:table-cell>
          <table:table-cell table:style-name="ce3" office:value-type="float" office:value="502498266" calcext:value-type="float">
            <text:p>502498266</text:p>
          </table:table-cell>
          <table:table-cell table:style-name="ce3" office:value-type="float" office:value="253701972" calcext:value-type="float">
            <text:p>253701972</text:p>
          </table:table-cell>
          <table:table-cell office:value-type="float" office:value="241743932" calcext:value-type="float">
            <text:p>241743932</text:p>
          </table:table-cell>
          <table:table-cell table:number-columns-repeated="2"/>
          <table:table-cell table:style-name="ce3" office:value-type="float" office:value="926975338" calcext:value-type="float">
            <text:p>926975338</text:p>
          </table:table-cell>
          <table:table-cell table:style-name="ce3" office:value-type="float" office:value="525146731" calcext:value-type="float">
            <text:p>525146731</text:p>
          </table:table-cell>
          <table:table-cell office:value-type="float" office:value="278673121" calcext:value-type="float">
            <text:p>278673121</text:p>
          </table:table-cell>
          <table:table-cell office:value-type="float" office:value="300675309" calcext:value-type="float">
            <text:p>300675309</text:p>
          </table:table-cell>
          <table:table-cell table:number-columns-repeated="2"/>
          <table:table-cell table:style-name="ce3" office:value-type="float" office:value="822853581" calcext:value-type="float">
            <text:p>822853581</text:p>
          </table:table-cell>
          <table:table-cell table:style-name="ce3" office:value-type="float" office:value="430367269" calcext:value-type="float">
            <text:p>430367269</text:p>
          </table:table-cell>
          <table:table-cell table:style-name="ce3" office:value-type="float" office:value="278447815" calcext:value-type="float">
            <text:p>278447815</text:p>
          </table:table-cell>
          <table:table-cell table:style-name="ce3" office:value-type="float" office:value="392273415" calcext:value-type="float">
            <text:p>392273415</text:p>
          </table:table-cell>
          <table:table-cell table:number-columns-repeated="2"/>
          <table:table-cell table:style-name="ce3" office:value-type="float" office:value="27805854986" calcext:value-type="float">
            <text:p>27805854986</text:p>
          </table:table-cell>
          <table:table-cell table:style-name="ce3" office:value-type="float" office:value="14900925143" calcext:value-type="float">
            <text:p>14900925143</text:p>
          </table:table-cell>
          <table:table-cell table:style-name="ce3" office:value-type="float" office:value="6746946587" calcext:value-type="float">
            <text:p>6746946587</text:p>
          </table:table-cell>
          <table:table-cell table:style-name="ce3" office:value-type="float" office:value="4293360920" calcext:value-type="float">
            <text:p>4293360920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13910533" calcext:value-type="float">
            <text:p>913910533</text:p>
          </table:table-cell>
          <table:table-cell table:style-name="ce3" office:value-type="float" office:value="504897238" calcext:value-type="float">
            <text:p>504897238</text:p>
          </table:table-cell>
          <table:table-cell table:style-name="ce3" office:value-type="float" office:value="271202812" calcext:value-type="float">
            <text:p>271202812</text:p>
          </table:table-cell>
          <table:table-cell office:value-type="float" office:value="242673814" calcext:value-type="float">
            <text:p>242673814</text:p>
          </table:table-cell>
          <table:table-cell table:number-columns-repeated="2"/>
          <table:table-cell table:style-name="ce3" office:value-type="float" office:value="929097688" calcext:value-type="float">
            <text:p>929097688</text:p>
          </table:table-cell>
          <table:table-cell table:style-name="ce3" office:value-type="float" office:value="492571790" calcext:value-type="float">
            <text:p>492571790</text:p>
          </table:table-cell>
          <table:table-cell office:value-type="float" office:value="275365655" calcext:value-type="float">
            <text:p>275365655</text:p>
          </table:table-cell>
          <table:table-cell office:value-type="float" office:value="295933062" calcext:value-type="float">
            <text:p>295933062</text:p>
          </table:table-cell>
          <table:table-cell table:number-columns-repeated="2"/>
          <table:table-cell table:style-name="ce3" office:value-type="float" office:value="869952806" calcext:value-type="float">
            <text:p>869952806</text:p>
          </table:table-cell>
          <table:table-cell table:style-name="ce3" office:value-type="float" office:value="425270107" calcext:value-type="float">
            <text:p>425270107</text:p>
          </table:table-cell>
          <table:table-cell table:style-name="ce3" office:value-type="float" office:value="255234873" calcext:value-type="float">
            <text:p>255234873</text:p>
          </table:table-cell>
          <table:table-cell table:style-name="ce3" office:value-type="float" office:value="431355343" calcext:value-type="float">
            <text:p>431355343</text:p>
          </table:table-cell>
          <table:table-cell table:number-columns-repeated="2"/>
          <table:table-cell table:style-name="ce3" office:value-type="float" office:value="27239368744" calcext:value-type="float">
            <text:p>27239368744</text:p>
          </table:table-cell>
          <table:table-cell table:style-name="ce3" office:value-type="float" office:value="13511839708" calcext:value-type="float">
            <text:p>13511839708</text:p>
          </table:table-cell>
          <table:table-cell table:style-name="ce3" office:value-type="float" office:value="7158774678" calcext:value-type="float">
            <text:p>7158774678</text:p>
          </table:table-cell>
          <table:table-cell table:style-name="ce3" office:value-type="float" office:value="4273663741" calcext:value-type="float">
            <text:p>4273663741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78590402" calcext:value-type="float">
            <text:p>978590402</text:p>
          </table:table-cell>
          <table:table-cell table:style-name="ce3" office:value-type="float" office:value="499937590" calcext:value-type="float">
            <text:p>499937590</text:p>
          </table:table-cell>
          <table:table-cell table:style-name="ce3" office:value-type="float" office:value="267329920" calcext:value-type="float">
            <text:p>267329920</text:p>
          </table:table-cell>
          <table:table-cell office:value-type="float" office:value="242193170" calcext:value-type="float">
            <text:p>242193170</text:p>
          </table:table-cell>
          <table:table-cell table:number-columns-repeated="2"/>
          <table:table-cell table:style-name="ce3" office:value-type="float" office:value="959693342" calcext:value-type="float">
            <text:p>959693342</text:p>
          </table:table-cell>
          <table:table-cell table:style-name="ce3" office:value-type="float" office:value="515470645" calcext:value-type="float">
            <text:p>515470645</text:p>
          </table:table-cell>
          <table:table-cell office:value-type="float" office:value="268980807" calcext:value-type="float">
            <text:p>268980807</text:p>
          </table:table-cell>
          <table:table-cell office:value-type="float" office:value="293055727" calcext:value-type="float">
            <text:p>293055727</text:p>
          </table:table-cell>
          <table:table-cell table:number-columns-repeated="2"/>
          <table:table-cell table:style-name="ce3" office:value-type="float" office:value="847582898" calcext:value-type="float">
            <text:p>847582898</text:p>
          </table:table-cell>
          <table:table-cell table:style-name="ce3" office:value-type="float" office:value="414412684" calcext:value-type="float">
            <text:p>414412684</text:p>
          </table:table-cell>
          <table:table-cell table:style-name="ce3" office:value-type="float" office:value="260800522" calcext:value-type="float">
            <text:p>260800522</text:p>
          </table:table-cell>
          <table:table-cell table:style-name="ce3" office:value-type="float" office:value="377932676" calcext:value-type="float">
            <text:p>377932676</text:p>
          </table:table-cell>
          <table:table-cell table:number-columns-repeated="2"/>
          <table:table-cell table:style-name="ce3" office:value-type="float" office:value="26220252541" calcext:value-type="float">
            <text:p>26220252541</text:p>
          </table:table-cell>
          <table:table-cell table:style-name="ce3" office:value-type="float" office:value="13663579195" calcext:value-type="float">
            <text:p>13663579195</text:p>
          </table:table-cell>
          <table:table-cell table:style-name="ce3" office:value-type="float" office:value="6992951912" calcext:value-type="float">
            <text:p>6992951912</text:p>
          </table:table-cell>
          <table:table-cell table:style-name="ce3" office:value-type="float" office:value="3920281471" calcext:value-type="float">
            <text:p>3920281471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77948689" calcext:value-type="float">
            <text:p>977948689</text:p>
          </table:table-cell>
          <table:table-cell table:style-name="ce3" office:value-type="float" office:value="468995555" calcext:value-type="float">
            <text:p>468995555</text:p>
          </table:table-cell>
          <table:table-cell table:style-name="ce3" office:value-type="float" office:value="271686310" calcext:value-type="float">
            <text:p>271686310</text:p>
          </table:table-cell>
          <table:table-cell office:value-type="float" office:value="242825042" calcext:value-type="float">
            <text:p>242825042</text:p>
          </table:table-cell>
          <table:table-cell table:number-columns-repeated="2"/>
          <table:table-cell table:style-name="ce3" office:value-type="float" office:value="831880879" calcext:value-type="float">
            <text:p>831880879</text:p>
          </table:table-cell>
          <table:table-cell table:style-name="ce3" office:value-type="float" office:value="427583677" calcext:value-type="float">
            <text:p>427583677</text:p>
          </table:table-cell>
          <table:table-cell office:value-type="float" office:value="283660130" calcext:value-type="float">
            <text:p>283660130</text:p>
          </table:table-cell>
          <table:table-cell office:value-type="float" office:value="310312565" calcext:value-type="float">
            <text:p>310312565</text:p>
          </table:table-cell>
          <table:table-cell table:number-columns-repeated="2"/>
          <table:table-cell table:style-name="ce3" office:value-type="float" office:value="835334772" calcext:value-type="float">
            <text:p>835334772</text:p>
          </table:table-cell>
          <table:table-cell table:style-name="ce3" office:value-type="float" office:value="425412268" calcext:value-type="float">
            <text:p>425412268</text:p>
          </table:table-cell>
          <table:table-cell table:style-name="ce3" office:value-type="float" office:value="285925840" calcext:value-type="float">
            <text:p>285925840</text:p>
          </table:table-cell>
          <table:table-cell table:style-name="ce3" office:value-type="float" office:value="395702601" calcext:value-type="float">
            <text:p>395702601</text:p>
          </table:table-cell>
          <table:table-cell table:number-columns-repeated="2"/>
          <table:table-cell table:style-name="ce3" office:value-type="float" office:value="27575657272" calcext:value-type="float">
            <text:p>27575657272</text:p>
          </table:table-cell>
          <table:table-cell table:style-name="ce3" office:value-type="float" office:value="14255598923" calcext:value-type="float">
            <text:p>14255598923</text:p>
          </table:table-cell>
          <table:table-cell table:style-name="ce3" office:value-type="float" office:value="6870745130" calcext:value-type="float">
            <text:p>6870745130</text:p>
          </table:table-cell>
          <table:table-cell table:style-name="ce3" office:value-type="float" office:value="4102293205" calcext:value-type="float">
            <text:p>4102293205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95593200" calcext:value-type="float">
            <text:p>995593200</text:p>
          </table:table-cell>
          <table:table-cell table:style-name="ce3" office:value-type="float" office:value="503456971" calcext:value-type="float">
            <text:p>503456971</text:p>
          </table:table-cell>
          <table:table-cell table:style-name="ce3" office:value-type="float" office:value="270009129" calcext:value-type="float">
            <text:p>270009129</text:p>
          </table:table-cell>
          <table:table-cell office:value-type="float" office:value="239320379" calcext:value-type="float">
            <text:p>239320379</text:p>
          </table:table-cell>
          <table:table-cell table:number-columns-repeated="2"/>
          <table:table-cell table:style-name="ce3" office:value-type="float" office:value="880277088" calcext:value-type="float">
            <text:p>880277088</text:p>
          </table:table-cell>
          <table:table-cell table:style-name="ce3" office:value-type="float" office:value="436476990" calcext:value-type="float">
            <text:p>436476990</text:p>
          </table:table-cell>
          <table:table-cell office:value-type="float" office:value="268866634" calcext:value-type="float">
            <text:p>268866634</text:p>
          </table:table-cell>
          <table:table-cell office:value-type="float" office:value="246092642" calcext:value-type="float">
            <text:p>246092642</text:p>
          </table:table-cell>
          <table:table-cell table:number-columns-repeated="2"/>
          <table:table-cell table:style-name="ce3" office:value-type="float" office:value="843829430" calcext:value-type="float">
            <text:p>843829430</text:p>
          </table:table-cell>
          <table:table-cell table:style-name="ce3" office:value-type="float" office:value="429509800" calcext:value-type="float">
            <text:p>429509800</text:p>
          </table:table-cell>
          <table:table-cell table:style-name="ce3" office:value-type="float" office:value="285971540" calcext:value-type="float">
            <text:p>285971540</text:p>
          </table:table-cell>
          <table:table-cell table:style-name="ce3" office:value-type="float" office:value="399605125" calcext:value-type="float">
            <text:p>399605125</text:p>
          </table:table-cell>
          <table:table-cell table:number-columns-repeated="2"/>
          <table:table-cell table:style-name="ce3" office:value-type="float" office:value="27002836043" calcext:value-type="float">
            <text:p>27002836043</text:p>
          </table:table-cell>
          <table:table-cell table:style-name="ce3" office:value-type="float" office:value="14008343676" calcext:value-type="float">
            <text:p>14008343676</text:p>
          </table:table-cell>
          <table:table-cell table:style-name="ce3" office:value-type="float" office:value="7142748141" calcext:value-type="float">
            <text:p>7142748141</text:p>
          </table:table-cell>
          <table:table-cell table:style-name="ce3" office:value-type="float" office:value="4041509574" calcext:value-type="float">
            <text:p>404150957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39227051" calcext:value-type="float">
            <text:p>939227051</text:p>
          </table:table-cell>
          <table:table-cell table:style-name="ce3" office:value-type="float" office:value="501467945" calcext:value-type="float">
            <text:p>501467945</text:p>
          </table:table-cell>
          <table:table-cell table:style-name="ce3" office:value-type="float" office:value="265914544" calcext:value-type="float">
            <text:p>265914544</text:p>
          </table:table-cell>
          <table:table-cell office:value-type="float" office:value="247111018" calcext:value-type="float">
            <text:p>247111018</text:p>
          </table:table-cell>
          <table:table-cell table:number-columns-repeated="2"/>
          <table:table-cell table:style-name="ce3" office:value-type="float" office:value="990316169" calcext:value-type="float">
            <text:p>990316169</text:p>
          </table:table-cell>
          <table:table-cell table:style-name="ce3" office:value-type="float" office:value="532111597" calcext:value-type="float">
            <text:p>532111597</text:p>
          </table:table-cell>
          <table:table-cell office:value-type="float" office:value="265555238" calcext:value-type="float">
            <text:p>265555238</text:p>
          </table:table-cell>
          <table:table-cell office:value-type="float" office:value="287906051" calcext:value-type="float">
            <text:p>287906051</text:p>
          </table:table-cell>
          <table:table-cell table:number-columns-repeated="2"/>
          <table:table-cell table:style-name="ce3" office:value-type="float" office:value="837142266" calcext:value-type="float">
            <text:p>837142266</text:p>
          </table:table-cell>
          <table:table-cell table:style-name="ce3" office:value-type="float" office:value="438998362" calcext:value-type="float">
            <text:p>438998362</text:p>
          </table:table-cell>
          <table:table-cell table:style-name="ce3" office:value-type="float" office:value="281339712" calcext:value-type="float">
            <text:p>281339712</text:p>
          </table:table-cell>
          <table:table-cell table:style-name="ce3" office:value-type="float" office:value="389249510" calcext:value-type="float">
            <text:p>389249510</text:p>
          </table:table-cell>
          <table:table-cell table:number-columns-repeated="2"/>
          <table:table-cell table:style-name="ce3" office:value-type="float" office:value="27654827683" calcext:value-type="float">
            <text:p>27654827683</text:p>
          </table:table-cell>
          <table:table-cell table:style-name="ce3" office:value-type="float" office:value="14379817019" calcext:value-type="float">
            <text:p>14379817019</text:p>
          </table:table-cell>
          <table:table-cell table:style-name="ce3" office:value-type="float" office:value="6968557963" calcext:value-type="float">
            <text:p>6968557963</text:p>
          </table:table-cell>
          <table:table-cell table:style-name="ce3" office:value-type="float" office:value="3956701853" calcext:value-type="float">
            <text:p>3956701853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68329282" calcext:value-type="float">
            <text:p>968329282</text:p>
          </table:table-cell>
          <table:table-cell table:style-name="ce3" office:value-type="float" office:value="504210533" calcext:value-type="float">
            <text:p>504210533</text:p>
          </table:table-cell>
          <table:table-cell table:style-name="ce3" office:value-type="float" office:value="270372958" calcext:value-type="float">
            <text:p>270372958</text:p>
          </table:table-cell>
          <table:table-cell office:value-type="float" office:value="232501026" calcext:value-type="float">
            <text:p>232501026</text:p>
          </table:table-cell>
          <table:table-cell table:number-columns-repeated="2"/>
          <table:table-cell table:style-name="ce3" office:value-type="float" office:value="987495122" calcext:value-type="float">
            <text:p>987495122</text:p>
          </table:table-cell>
          <table:table-cell table:style-name="ce3" office:value-type="float" office:value="526963561" calcext:value-type="float">
            <text:p>526963561</text:p>
          </table:table-cell>
          <table:table-cell office:value-type="float" office:value="275115013" calcext:value-type="float">
            <text:p>275115013</text:p>
          </table:table-cell>
          <table:table-cell office:value-type="float" office:value="281480536" calcext:value-type="float">
            <text:p>281480536</text:p>
          </table:table-cell>
          <table:table-cell table:number-columns-repeated="2"/>
          <table:table-cell table:style-name="ce3" office:value-type="float" office:value="826180333" calcext:value-type="float">
            <text:p>826180333</text:p>
          </table:table-cell>
          <table:table-cell table:style-name="ce3" office:value-type="float" office:value="456815039" calcext:value-type="float">
            <text:p>456815039</text:p>
          </table:table-cell>
          <table:table-cell table:style-name="ce3" office:value-type="float" office:value="280509628" calcext:value-type="float">
            <text:p>280509628</text:p>
          </table:table-cell>
          <table:table-cell table:style-name="ce3" office:value-type="float" office:value="397522526" calcext:value-type="float">
            <text:p>397522526</text:p>
          </table:table-cell>
          <table:table-cell table:number-columns-repeated="2"/>
          <table:table-cell table:style-name="ce3" office:value-type="float" office:value="27653582104" calcext:value-type="float">
            <text:p>27653582104</text:p>
          </table:table-cell>
          <table:table-cell table:style-name="ce3" office:value-type="float" office:value="13687607320" calcext:value-type="float">
            <text:p>13687607320</text:p>
          </table:table-cell>
          <table:table-cell table:style-name="ce3" office:value-type="float" office:value="7139655242" calcext:value-type="float">
            <text:p>7139655242</text:p>
          </table:table-cell>
          <table:table-cell table:style-name="ce3" office:value-type="float" office:value="4098758792" calcext:value-type="float">
            <text:p>40987587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899392924" calcext:value-type="float">
            <text:p>0.000899392924</text:p>
          </table:table-cell>
          <table:table-cell table:style-name="ce4" table:formula="of:=MIN([.C4:.C13])/(1000*1000*1000)/[.L20]" office:value-type="float" office:value="0.000889981304" calcext:value-type="float">
            <text:p>0.000889981304</text:p>
          </table:table-cell>
          <table:table-cell table:style-name="ce4" table:formula="of:=MIN([.D4:.D13])/(1000*1000*1000)/[.M20]" office:value-type="float" office:value="0.000998176512" calcext:value-type="float">
            <text:p>0.000998176512</text:p>
          </table:table-cell>
          <table:table-cell table:style-name="ce4" table:formula="of:=MIN([.E4:.E13])/(1000*1000*1000)/[.N20]" office:value-type="float" office:value="0.001860008208" calcext:value-type="float">
            <text:p>0.00186000820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831880879" calcext:value-type="float">
            <text:p>0.000831880879</text:p>
          </table:table-cell>
          <table:table-cell table:style-name="ce4" table:formula="of:=MIN([.I4:.I13])/(1000*1000*1000)/[.L20]" office:value-type="float" office:value="0.000855167354" calcext:value-type="float">
            <text:p>0.000855167354</text:p>
          </table:table-cell>
          <table:table-cell table:style-name="ce4" table:formula="of:=MIN([.J4:.J13])/(1000*1000*1000)/[.M20]" office:value-type="float" office:value="0.001062220952" calcext:value-type="float">
            <text:p>0.001062220952</text:p>
          </table:table-cell>
          <table:table-cell table:style-name="ce4" table:formula="of:=MIN([.K4:.K13])/(1000*1000*1000)/[.N20]" office:value-type="float" office:value="0.001968741136" calcext:value-type="float">
            <text:p>0.00196874113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817842301" calcext:value-type="float">
            <text:p>0.000817842301</text:p>
          </table:table-cell>
          <table:table-cell table:style-name="ce4" table:formula="of:=MIN([.O4:.O13])/(1000*1000*1000)/[.L20]" office:value-type="float" office:value="0.000828825368" calcext:value-type="float">
            <text:p>0.000828825368</text:p>
          </table:table-cell>
          <table:table-cell table:style-name="ce4" table:formula="of:=MIN([.P4:.P13])/(1000*1000*1000)/[.M20]" office:value-type="float" office:value="0.001020939492" calcext:value-type="float">
            <text:p>0.001020939492</text:p>
          </table:table-cell>
          <table:table-cell table:style-name="ce4" table:formula="of:=MIN([.Q4:.Q13])/(1000*1000*1000)/[.N20]" office:value-type="float" office:value="0.002903355312" calcext:value-type="float">
            <text:p>0.00290335531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26220252541" calcext:value-type="float">
            <text:p>0.026220252541</text:p>
          </table:table-cell>
          <table:table-cell table:style-name="ce4" table:formula="of:=MIN([.U4:.U13])/(1000*1000*1000)/[.L20]" office:value-type="float" office:value="0.027023679416" calcext:value-type="float">
            <text:p>0.027023679416</text:p>
          </table:table-cell>
          <table:table-cell table:style-name="ce4" table:formula="of:=MIN([.V4:.V13])/(1000*1000*1000)/[.M20]" office:value-type="float" office:value="0.026987786348" calcext:value-type="float">
            <text:p>0.026987786348</text:p>
          </table:table-cell>
          <table:table-cell table:style-name="ce4" table:formula="of:=MIN([.W4:.W13])/(1000*1000*1000)/[.N20]" office:value-type="float" office:value="0.031362251768" calcext:value-type="float">
            <text:p>0.031362251768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899.392924" calcext:value-type="float">
            <text:p>899.392924</text:p>
          </table:table-cell>
          <table:table-cell table:style-name="ce4" table:formula="of:=( MIN([.C4:.C13])/1000 ) /[.L$20]" office:value-type="float" office:value="889.981304" calcext:value-type="float">
            <text:p>889.981304</text:p>
          </table:table-cell>
          <table:table-cell table:style-name="ce4" table:formula="of:=( MIN([.D4:.D13])/1000 ) /[.M$20]" office:value-type="float" office:value="998.176512" calcext:value-type="float">
            <text:p>998.176512</text:p>
          </table:table-cell>
          <table:table-cell table:style-name="ce4" table:formula="of:=( MIN([.E4:.E13])/1000 ) /[.N$20]" office:value-type="float" office:value="1860.008208" calcext:value-type="float">
            <text:p>1860.00820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831.880879" calcext:value-type="float">
            <text:p>831.880879</text:p>
          </table:table-cell>
          <table:table-cell table:style-name="ce4" table:formula="of:=( MIN([.I4:.I13])/1000 ) / [.L$20]" office:value-type="float" office:value="855.167354" calcext:value-type="float">
            <text:p>855.167354</text:p>
          </table:table-cell>
          <table:table-cell table:style-name="ce4" table:formula="of:=( MIN([.J4:.J13])/1000 ) / [.M$20]" office:value-type="float" office:value="1062.220952" calcext:value-type="float">
            <text:p>1062.220952</text:p>
          </table:table-cell>
          <table:table-cell table:style-name="ce4" table:formula="of:=( MIN([.K4:.K13])/1000 ) / [.N$20]" office:value-type="float" office:value="1968.741136" calcext:value-type="float">
            <text:p>1968.74113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817.842301" calcext:value-type="float">
            <text:p>817.842301</text:p>
          </table:table-cell>
          <table:table-cell table:style-name="ce4" table:formula="of:=( MIN([.O4:.O13])/1000 ) / [.L$20]" office:value-type="float" office:value="828.825368" calcext:value-type="float">
            <text:p>828.825368</text:p>
          </table:table-cell>
          <table:table-cell table:style-name="ce4" table:formula="of:=( MIN([.P4:.P13])/1000 ) / [.M$20]" office:value-type="float" office:value="1020.939492" calcext:value-type="float">
            <text:p>1020.939492</text:p>
          </table:table-cell>
          <table:table-cell table:style-name="ce4" table:formula="of:=( MIN([.Q4:.Q13])/1000 ) / [.N$20]" office:value-type="float" office:value="2903.355312" calcext:value-type="float">
            <text:p>2903.35531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6220.252541" calcext:value-type="float">
            <text:p>26220.252541</text:p>
          </table:table-cell>
          <table:table-cell table:style-name="ce4" table:formula="of:=(MIN([.U4:.U13])/1000 ) / [.L$20]" office:value-type="float" office:value="27023.679416" calcext:value-type="float">
            <text:p>27023.679416</text:p>
          </table:table-cell>
          <table:table-cell table:style-name="ce4" table:formula="of:=(MIN([.V4:.V13])/1000 ) / [.M$20]" office:value-type="float" office:value="26987.786348" calcext:value-type="float">
            <text:p>26987.786348</text:p>
          </table:table-cell>
          <table:table-cell table:style-name="ce4" table:formula="of:=(MIN([.W4:.W13])/1000 ) / [.N$20]" office:value-type="float" office:value="31362.251768" calcext:value-type="float">
            <text:p>31362.2517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MPIBcast.B17]" office:value-type="float" office:value="8.48207054987978" calcext:value-type="float">
            <text:p>8,48207054987978</text:p>
          </table:table-cell>
          <table:table-cell table:style-name="ce15" table:formula="of:=[.C17]/[$MPIBcast.C17]" office:value-type="float" office:value="6.52104537220337" calcext:value-type="float">
            <text:p>6,52104537220337</text:p>
          </table:table-cell>
          <table:table-cell table:style-name="ce15" table:formula="of:=[.D17]/[$MPIBcast.D17]" office:value-type="float" office:value="6.84980195220793" calcext:value-type="float">
            <text:p>6,84980195220793</text:p>
          </table:table-cell>
          <table:table-cell table:style-name="ce15" table:formula="of:=[.E17]/[$MPIBcast.E17]" office:value-type="float" office:value="9.33642996250747" calcext:value-type="float">
            <text:p>9,33642996250747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MPIBcast.H17]" office:value-type="float" office:value="6.32000342635781" calcext:value-type="float">
            <text:p>6,32000342635781</text:p>
          </table:table-cell>
          <table:table-cell table:style-name="ce15" table:formula="of:=[.I17]/[$MPIBcast.I17]" office:value-type="float" office:value="5.19282123352308" calcext:value-type="float">
            <text:p>5,19282123352308</text:p>
          </table:table-cell>
          <table:table-cell table:style-name="ce15" table:formula="of:=[.J17]/[$MPIBcast.J17]" office:value-type="float" office:value="6.91260831502567" calcext:value-type="float">
            <text:p>6,91260831502567</text:p>
          </table:table-cell>
          <table:table-cell table:style-name="ce15" table:formula="of:=[.K17]/[$MPIBcast.K17]" office:value-type="float" office:value="9.84499852520633" calcext:value-type="float">
            <text:p>9,84499852520633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MPIBcast.N17]" office:value-type="float" office:value="6.62745364869575" calcext:value-type="float">
            <text:p>6,62745364869575</text:p>
          </table:table-cell>
          <table:table-cell table:style-name="ce15" table:formula="of:=[.O17]/[$MPIBcast.O17]" office:value-type="float" office:value="5.24030162273163" calcext:value-type="float">
            <text:p>5,24030162273163</text:p>
          </table:table-cell>
          <table:table-cell table:style-name="ce15" table:formula="of:=[.P17]/[$MPIBcast.P17]" office:value-type="float" office:value="4.08097285094425" calcext:value-type="float">
            <text:p>4,08097285094425</text:p>
          </table:table-cell>
          <table:table-cell table:style-name="ce15" table:formula="of:=[.Q17]/[$MPIBcast.Q17]" office:value-type="float" office:value="8.99280126236416" calcext:value-type="float">
            <text:p>8,99280126236416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MPIBcast.T17]" office:value-type="float" office:value="98.9852622481483" calcext:value-type="float">
            <text:p>98,9852622481483</text:p>
          </table:table-cell>
          <table:table-cell table:style-name="ce15" table:formula="of:=[.U17]/[$MPIBcast.U17]" office:value-type="float" office:value="78.6821947284319" calcext:value-type="float">
            <text:p>78,6821947284319</text:p>
          </table:table-cell>
          <table:table-cell table:style-name="ce15" table:formula="of:=[.V17]/[$MPIBcast.V17]" office:value-type="float" office:value="68.234897657968" calcext:value-type="float">
            <text:p>68,234897657968</text:p>
          </table:table-cell>
          <table:table-cell table:style-name="ce15" table:formula="of:=[.W17]/[$MPIBcast.W17]" office:value-type="float" office:value="66.8067520314994" calcext:value-type="float">
            <text:p>66,8067520314994</text:p>
          </table:table-cell>
          <table:table-cell table:style-name="ce15"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0T17:34:42.777000000</dc:date>
    <meta:editing-duration>PT4H58M41S</meta:editing-duration>
    <meta:editing-cycles>26</meta:editing-cycles>
    <meta:generator>LibreOffice/7.4.3.2$Windows_X86_64 LibreOffice_project/1048a8393ae2eeec98dff31b5c133c5f1d08b890</meta:generator>
    <meta:document-statistic meta:table-count="3" meta:cell-count="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MPIBcast.B2:MPIBcast.E3 MPIBcast.H2:MPIBcast.K3 MPIBcast.N2:MPIBcast.Q3 MPIBcast.T2:MPIBcast.W3 MPIBcast.B16:MPIBcast.E16 MPIBcast.H16:MPIBcast.K16 MPIBcast.N16:MPIBcast.Q16 MPIBcast.T16:MPIBcast.W16 MPIBcast.J25:MPIBcast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MPIBcast.B2:MPIBcast.E3 MPIBcast.H2:MPIBcast.K3 MPIBcast.N2:MPIBcast.Q3 MPIBcast.T2:MPI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PIBcast.B16:MPIBcast.E16 MPIBcast.H16:MPIBcast.K16 MPIBcast.N16:MPIBcast.Q16 MPIBcast.T16:MPI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PIBcast.J25:MPI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16 Linha 16 Linha 16 Linha 16</text:p>
              </table:table-cell>
              <table:table-cell office:value-type="string">
                <text:p>Linha 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PIBcast.B2:MPIBcast.E3 MPIBcast.H2:MPIBcast.K3 MPIBcast.N2:MPIBcast.Q3 MPIBcast.T2:MPIBcast.W3</svg:desc>
                </draw:g>
              </table:table-cell>
              <table:table-cell office:value-type="float" office:value="0.000106034596">
                <text:p>0.000106034596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NaN">
                <text:p>NaN</text:p>
                <draw:g>
                  <svg:desc>MPIBcast.J25:MPIBcast.M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6478318">
                <text:p>0.000136478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45723412">
                <text:p>0.00014572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99220496">
                <text:p>0.000199220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3162665">
                <text:p>0.00013162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6468261">
                <text:p>0.00016468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53664276">
                <text:p>0.00015366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99973736">
                <text:p>0.00019997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23402191">
                <text:p>0.000123402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58163676">
                <text:p>0.00015816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50170616">
                <text:p>0.000250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322853272">
                <text:p>0.000322853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64890469">
                <text:p>0.000264890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343453554">
                <text:p>0.000343453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39551296">
                <text:p>0.0003955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469447336">
                <text:p>0.0004694473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1cm" svg:y="1.121cm" chart:style-name="ch3">
          <text:p>ProfBcast</text:p>
        </chart:subtitle>
        <chart:plot-area chart:style-name="ch4" table:cell-range-address="ProfBcast.B2:ProfBcast.E3 ProfBcast.H2:ProfBcast.K3 ProfBcast.N2:ProfBcast.Q3 ProfBcast.T2:ProfBcast.W3 ProfBcast.B16:ProfBcast.E16 ProfBcast.H16:ProfBcast.K16 ProfBcast.N16:ProfBcast.Q16 ProfBcast.T16:ProfBcast.W16 ProfBcast.J25:ProfBcast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ProfBcast.B2:ProfBcast.E3 ProfBcast.H2:ProfBcast.K3 ProfBcast.N2:ProfBcast.Q3 ProfBcast.T2:Prof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ProfBcast.B16:ProfBcast.E16 ProfBcast.H16:ProfBcast.K16 ProfBcast.N16:ProfBcast.Q16 ProfBcast.T16:Prof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ProfBcast.J25:Prof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ProfBcast.B2:ProfBcast.E3 ProfBcast.H2:ProfBcast.K3 ProfBcast.N2:ProfBcast.Q3 ProfBcast.T2:Prof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882457">
                <text:p>0.00010882457</text:p>
                <draw:g>
                  <svg:desc>ProfBcast.B16:ProfBcast.E16 ProfBcast.H16:ProfBcast.K16 ProfBcast.N16:ProfBcast.Q16 ProfBcast.T16:ProfBcast.W16</svg:desc>
                </draw:g>
              </table:table-cell>
              <table:table-cell office:value-type="float" office:value="0.000114406326">
                <text:p>0.000114406326</text:p>
              </table:table-cell>
              <table:table-cell office:value-type="float" office:value="0.000140370112">
                <text:p>0.000140370112</text:p>
              </table:table-cell>
              <table:table-cell office:value-type="float" office:value="0.000178802648">
                <text:p>0.000178802648</text:p>
              </table:table-cell>
              <table:table-cell office:value-type="float" office:value="0.000104304364">
                <text:p>0.000104304364</text:p>
              </table:table-cell>
              <table:table-cell office:value-type="float" office:value="0.000121872778">
                <text:p>0.000121872778</text:p>
              </table:table-cell>
              <table:table-cell office:value-type="float" office:value="0.000166205204">
                <text:p>0.000166205204</text:p>
              </table:table-cell>
              <table:table-cell office:value-type="float" office:value="0.000229607848">
                <text:p>0.000229607848</text:p>
              </table:table-cell>
              <table:table-cell office:value-type="float" office:value="0.000123198432">
                <text:p>0.000123198432</text:p>
              </table:table-cell>
              <table:table-cell office:value-type="float" office:value="0.000144152664">
                <text:p>0.000144152664</text:p>
              </table:table-cell>
              <table:table-cell office:value-type="float" office:value="0.000188577204">
                <text:p>0.000188577204</text:p>
              </table:table-cell>
              <table:table-cell office:value-type="float" office:value="0.000239647736">
                <text:p>0.000239647736</text:p>
              </table:table-cell>
              <table:table-cell office:value-type="float" office:value="0.000110398346">
                <text:p>0.000110398346</text:p>
              </table:table-cell>
              <table:table-cell office:value-type="float" office:value="0.000248473088">
                <text:p>0.000248473088</text:p>
              </table:table-cell>
              <table:table-cell office:value-type="float" office:value="0.000204192568">
                <text:p>0.000204192568</text:p>
              </table:table-cell>
              <table:table-cell office:value-type="float" office:value="0.000290377416">
                <text:p>0.000290377416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rofBcast.J25:Prof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407cm" svg:y="0.153cm" chart:style-name="ch2">
          <text:p>Tempo Médio/mensagem em Cada Experimento</text:p>
        </chart:title>
        <chart:subtitle svg:x="6.785cm" svg:y="1.121cm" chart:style-name="ch3">
          <text:p>MyBcast</text:p>
        </chart:subtitle>
        <chart:plot-area chart:style-name="ch4" table:cell-range-address="MyBcast.B2:MyBcast.E3 MyBcast.H2:MyBcast.K3 MyBcast.N2:MyBcast.Q3 MyBcast.T2:MyBcast.W3 MyBcast.B16:MyBcast.E16 MyBcast.H16:MyBcast.K16 MyBcast.N16:MyBcast.Q16 MyBcast.T16:MyBcast.W16 MyBcast.J25:My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yBcast.B2:MyBcast.E3 MyBcast.H2:MyBcast.K3 MyBcast.N2:MyBcast.Q3 MyBcast.T2:My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yBcast.B16:MyBcast.E16 MyBcast.H16:MyBcast.K16 MyBcast.N16:MyBcast.Q16 MyBcast.T16:My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yBcast.J25:My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yBcast.B2:MyBcast.E3 MyBcast.H2:MyBcast.K3 MyBcast.N2:MyBcast.Q3 MyBcast.T2:My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899392924">
                <text:p>0.000899392924</text:p>
                <draw:g>
                  <svg:desc>MyBcast.B16:MyBcast.E16 MyBcast.H16:MyBcast.K16 MyBcast.N16:MyBcast.Q16 MyBcast.T16:MyBcast.W16</svg:desc>
                </draw:g>
              </table:table-cell>
              <table:table-cell office:value-type="float" office:value="0.000889981304">
                <text:p>0.000889981304</text:p>
              </table:table-cell>
              <table:table-cell office:value-type="float" office:value="0.000998176512">
                <text:p>0.000998176512</text:p>
              </table:table-cell>
              <table:table-cell office:value-type="float" office:value="0.001860008208">
                <text:p>0.001860008208</text:p>
              </table:table-cell>
              <table:table-cell office:value-type="float" office:value="0.000831880879">
                <text:p>0.000831880879</text:p>
              </table:table-cell>
              <table:table-cell office:value-type="float" office:value="0.000855167354">
                <text:p>0.000855167354</text:p>
              </table:table-cell>
              <table:table-cell office:value-type="float" office:value="0.001062220952">
                <text:p>0.001062220952</text:p>
              </table:table-cell>
              <table:table-cell office:value-type="float" office:value="0.001968741136">
                <text:p>0.001968741136</text:p>
              </table:table-cell>
              <table:table-cell office:value-type="float" office:value="0.000817842301">
                <text:p>0.000817842301</text:p>
              </table:table-cell>
              <table:table-cell office:value-type="float" office:value="0.000828825368">
                <text:p>0.000828825368</text:p>
              </table:table-cell>
              <table:table-cell office:value-type="float" office:value="0.001020939492">
                <text:p>0.001020939492</text:p>
              </table:table-cell>
              <table:table-cell office:value-type="float" office:value="0.002903355312">
                <text:p>0.002903355312</text:p>
              </table:table-cell>
              <table:table-cell office:value-type="float" office:value="0.026220252541">
                <text:p>0.026220252541</text:p>
              </table:table-cell>
              <table:table-cell office:value-type="float" office:value="0.027023679416">
                <text:p>0.027023679416</text:p>
              </table:table-cell>
              <table:table-cell office:value-type="float" office:value="0.026987786348">
                <text:p>0.026987786348</text:p>
              </table:table-cell>
              <table:table-cell office:value-type="float" office:value="0.031362251768">
                <text:p>0.03136225176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yBcast.J25:My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